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be8af"/>
    </style:style>
    <style:style style:name="P2" style:family="paragraph" style:parent-style-name="Preformatted_20_Text">
      <style:paragraph-properties fo:line-height="150%"/>
      <style:text-properties officeooo:paragraph-rsid="0042c23b"/>
    </style:style>
    <style:style style:name="P3" style:family="paragraph" style:parent-style-name="Preformatted_20_Text">
      <style:paragraph-properties fo:line-height="150%"/>
      <style:text-properties officeooo:paragraph-rsid="004922ba"/>
    </style:style>
    <style:style style:name="P4" style:family="paragraph" style:parent-style-name="Preformatted_20_Text">
      <style:paragraph-properties fo:line-height="150%"/>
      <style:text-properties officeooo:paragraph-rsid="0059df0b"/>
    </style:style>
    <style:style style:name="P5" style:family="paragraph" style:parent-style-name="Preformatted_20_Text">
      <style:paragraph-properties fo:line-height="150%"/>
      <style:text-properties officeooo:paragraph-rsid="0065ba78"/>
    </style:style>
    <style:style style:name="P6" style:family="paragraph" style:parent-style-name="Preformatted_20_Text">
      <style:paragraph-properties fo:line-height="150%"/>
      <style:text-properties officeooo:paragraph-rsid="00665648"/>
    </style:style>
    <style:style style:name="P7" style:family="paragraph" style:parent-style-name="Preformatted_20_Text">
      <style:paragraph-properties fo:line-height="150%"/>
      <style:text-properties officeooo:paragraph-rsid="006837a1"/>
    </style:style>
    <style:style style:name="P8" style:family="paragraph" style:parent-style-name="Preformatted_20_Text">
      <style:paragraph-properties fo:line-height="150%"/>
      <style:text-properties officeooo:paragraph-rsid="0068964c"/>
    </style:style>
    <style:style style:name="P9" style:family="paragraph" style:parent-style-name="Preformatted_20_Text">
      <style:paragraph-properties fo:line-height="150%"/>
      <style:text-properties officeooo:paragraph-rsid="006b938f"/>
    </style:style>
    <style:style style:name="P10" style:family="paragraph" style:parent-style-name="Preformatted_20_Text">
      <style:paragraph-properties fo:line-height="150%"/>
      <style:text-properties officeooo:paragraph-rsid="00702290"/>
    </style:style>
    <style:style style:name="P11" style:family="paragraph" style:parent-style-name="Preformatted_20_Text">
      <style:paragraph-properties fo:line-height="150%"/>
      <style:text-properties officeooo:paragraph-rsid="00711c8c"/>
    </style:style>
    <style:style style:name="P12"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13" style:family="paragraph" style:parent-style-name="Standard">
      <style:paragraph-properties fo:line-height="150%"/>
      <style:text-properties style:font-name="FreeSans" fo:font-size="12pt" officeooo:rsid="001d2aea" officeooo:paragraph-rsid="00707722" style:font-size-asian="12pt" style:font-size-complex="12pt"/>
    </style:style>
    <style:style style:name="P14" style:family="paragraph" style:parent-style-name="Standard">
      <style:paragraph-properties fo:line-height="150%"/>
      <style:text-properties style:font-name="FreeSans" fo:font-size="12pt" officeooo:rsid="001ecfac" officeooo:paragraph-rsid="001ecfac" style:font-size-asian="12pt" style:font-size-complex="12pt"/>
    </style:style>
    <style:style style:name="P15" style:family="paragraph" style:parent-style-name="Text_20_body">
      <style:paragraph-properties fo:margin-left="0in" fo:margin-right="0in" fo:orphans="2" fo:widows="2" fo:text-indent="0in" style:auto-text-indent="false"/>
    </style:style>
    <style:style style:name="P16"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1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1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1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2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9.75pt" fo:letter-spacing="normal" fo:font-style="normal" fo:font-weight="normal"/>
    </style:style>
    <style:style style:name="P22"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3" style:family="paragraph" style:parent-style-name="Text_20_body">
      <style:paragraph-properties fo:margin-left="0in" fo:margin-right="0in" fo:margin-top="0in" fo:margin-bottom="0in" loext:contextual-spacing="false" fo:orphans="2" fo:widows="2" fo:text-indent="0in" style:auto-text-indent="false"/>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style>
    <style:style style:name="P25"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26" style:family="paragraph" style:parent-style-name="Text_20_body">
      <style:paragraph-properties fo:line-height="150%"/>
      <style:text-properties officeooo:paragraph-rsid="00479501"/>
    </style:style>
    <style:style style:name="P27"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28" style:family="paragraph" style:parent-style-name="Standard" style:list-style-name="L1">
      <style:paragraph-properties fo:line-height="150%"/>
      <style:text-properties style:font-name="FreeSans" fo:font-size="12pt" officeooo:rsid="001d2aea" officeooo:paragraph-rsid="00707722" style:font-size-asian="12pt" style:font-size-complex="12pt"/>
    </style:style>
    <style:style style:name="P29"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30"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31"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32" style:family="paragraph" style:parent-style-name="Standard" style:list-style-name="L4">
      <style:paragraph-properties fo:line-height="150%"/>
      <style:text-properties style:font-name="FreeSans" fo:font-size="12pt" officeooo:rsid="001ecfac" officeooo:paragraph-rsid="001ecfac" style:font-size-asian="12pt" style:font-size-complex="12pt"/>
    </style:style>
    <style:style style:name="P33" style:family="paragraph" style:parent-style-name="Standard" style:list-style-name="L5">
      <style:paragraph-properties fo:line-height="150%"/>
      <style:text-properties style:font-name="FreeSans" fo:font-size="12pt" officeooo:rsid="0021590a" officeooo:paragraph-rsid="0021590a" style:font-size-asian="12pt" style:font-size-complex="12pt"/>
    </style:style>
    <style:style style:name="P34" style:family="paragraph" style:parent-style-name="Standard" style:list-style-name="L5">
      <style:paragraph-properties fo:line-height="150%"/>
      <style:text-properties style:font-name="FreeSans" fo:font-size="12pt" officeooo:rsid="00231fb6" officeooo:paragraph-rsid="00231fb6" style:font-size-asian="12pt" style:font-size-complex="12pt"/>
    </style:style>
    <style:style style:name="P35" style:family="paragraph" style:parent-style-name="Standard" style:list-style-name="L5">
      <style:paragraph-properties fo:line-height="150%"/>
      <style:text-properties style:font-name="FreeSans" fo:font-size="12pt" officeooo:rsid="0022ad7d" officeooo:paragraph-rsid="0022ad7d" style:font-size-asian="12pt" style:font-size-complex="12pt"/>
    </style:style>
    <style:style style:name="P36" style:family="paragraph" style:parent-style-name="Standard" style:list-style-name="L4">
      <style:paragraph-properties fo:line-height="150%"/>
      <style:text-properties officeooo:rsid="001ecfac" officeooo:paragraph-rsid="001ecfac"/>
    </style:style>
    <style:style style:name="P37" style:family="paragraph" style:parent-style-name="Standard" style:list-style-name="L4">
      <style:paragraph-properties fo:line-height="150%"/>
      <style:text-properties officeooo:paragraph-rsid="001ecfac"/>
    </style:style>
    <style:style style:name="P38"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39" style:family="paragraph" style:parent-style-name="Text_20_body">
      <style:paragraph-properties fo:line-height="150%"/>
      <style:text-properties fo:font-variant="normal" fo:text-transform="none" fo:color="#000000" style:font-name="monospace" fo:font-size="10.5pt" fo:letter-spacing="normal" fo:font-style="normal" fo:font-weight="normal" officeooo:paragraph-rsid="00711c8c" loext:padding="0in" loext:border="none"/>
    </style:style>
    <style:style style:name="P40" style:family="paragraph" style:parent-style-name="Text_20_body">
      <style:paragraph-properties fo:line-height="150%"/>
      <style:text-properties fo:font-variant="normal" fo:text-transform="none" fo:color="#000000" style:font-name="monospace" fo:font-size="10.5pt" fo:letter-spacing="normal" fo:font-style="normal" fo:font-weight="normal" officeooo:rsid="0073b556" officeooo:paragraph-rsid="00745885" loext:padding="0in" loext:border="none"/>
    </style:style>
    <style:style style:name="P41" style:family="paragraph" style:parent-style-name="Text_20_body" style:list-style-name="L1">
      <style:paragraph-properties fo:line-height="150%"/>
      <style:text-properties officeooo:paragraph-rsid="00312117"/>
    </style:style>
    <style:style style:name="P42" style:family="paragraph" style:parent-style-name="Text_20_body" style:list-style-name="L1">
      <style:paragraph-properties fo:line-height="150%"/>
      <style:text-properties officeooo:paragraph-rsid="00479501"/>
    </style:style>
    <style:style style:name="P43" style:family="paragraph" style:parent-style-name="Text_20_body">
      <style:text-properties officeooo:rsid="0073b556" officeooo:paragraph-rsid="0073b556"/>
    </style:style>
    <style:style style:name="P44" style:family="paragraph" style:parent-style-name="Text_20_body">
      <style:text-properties fo:font-style="italic" officeooo:rsid="007632ba" officeooo:paragraph-rsid="00778c47" style:font-style-asian="italic" style:font-style-complex="italic"/>
    </style:style>
    <style:style style:name="P45" style:family="paragraph" style:parent-style-name="Text_20_body">
      <style:text-properties officeooo:rsid="00777517" officeooo:paragraph-rsid="00777517"/>
    </style:style>
    <style:style style:name="P46" style:family="paragraph" style:parent-style-name="Text_20_body">
      <style:text-properties officeooo:rsid="0078632b" officeooo:paragraph-rsid="007f154b"/>
    </style:style>
    <style:style style:name="P47" style:family="paragraph" style:parent-style-name="Text_20_body">
      <style:text-properties officeooo:paragraph-rsid="007a1660"/>
    </style:style>
    <style:style style:name="P48" style:family="paragraph" style:parent-style-name="Text_20_body">
      <style:text-properties officeooo:paragraph-rsid="00826880"/>
    </style:style>
    <style:style style:name="P49" style:family="paragraph" style:parent-style-name="Text_20_body">
      <style:text-properties officeooo:rsid="0083a236" officeooo:paragraph-rsid="00826880"/>
    </style:style>
    <style:style style:name="P50" style:family="paragraph" style:parent-style-name="Text_20_body">
      <style:text-properties style:font-name="Liberation Serif"/>
    </style:style>
    <style:style style:name="P51" style:family="paragraph" style:parent-style-name="Text_20_body" style:list-style-name="L8"/>
    <style:style style:name="P52" style:family="paragraph" style:parent-style-name="Text_20_body" style:list-style-name="L8">
      <style:text-properties style:font-name="FreeSans"/>
    </style:style>
    <style:style style:name="P53" style:family="paragraph" style:parent-style-name="Text_20_body">
      <style:text-properties officeooo:paragraph-rsid="00ad7e9d"/>
    </style:style>
    <style:style style:name="P54" style:family="paragraph" style:parent-style-name="Text_20_body">
      <style:text-properties officeooo:rsid="00b056d4" officeooo:paragraph-rsid="00b056d4"/>
    </style:style>
    <style:style style:name="P55" style:family="paragraph" style:parent-style-name="Text_20_body" style:list-style-name="L5">
      <style:paragraph-properties fo:margin-top="0in" fo:margin-bottom="0in" loext:contextual-spacing="false" fo:line-height="150%" fo:orphans="2" fo:widows="2"/>
    </style:style>
    <style:style style:name="P56" style:family="paragraph" style:parent-style-name="Text_20_body"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57" style:family="paragraph" style:parent-style-name="Text_20_body"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58" style:family="paragraph" style:parent-style-name="Text_20_body" style:list-style-name="L5">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59" style:family="paragraph" style:parent-style-name="Text_20_body" style:list-style-name="L2">
      <style:paragraph-properties fo:margin-left="0in" fo:margin-right="0in" fo:margin-top="0in" fo:margin-bottom="0.0728in" loext:contextual-spacing="false" style:line-height-at-least="0.1874in"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60"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officeooo:paragraph-rsid="00aed4c6"/>
    </style:style>
    <style:style style:name="P61"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62"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style>
    <style:style style:name="P63" style:family="paragraph" style:parent-style-name="Text_20_body">
      <style:paragraph-properties fo:margin-left="0in" fo:margin-right="0in" fo:line-height="150%" fo:text-indent="0in" style:auto-text-indent="false"/>
      <style:text-properties officeooo:paragraph-rsid="006837a1"/>
    </style:style>
    <style:style style:name="P64" style:family="paragraph" style:parent-style-name="Text_20_body">
      <style:paragraph-properties fo:margin-left="0in" fo:margin-right="0in" fo:line-height="150%" fo:text-indent="0in" style:auto-text-indent="false"/>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65" style:family="paragraph" style:parent-style-name="Text_20_body">
      <style:paragraph-properties fo:margin-left="0in" fo:margin-right="0in" fo:line-height="150%" fo:text-indent="0in" style:auto-text-indent="false"/>
      <style:text-properties fo:font-variant="normal" fo:text-transform="none" fo:color="#000000" style:font-name="monospace" fo:font-size="10.5pt" fo:letter-spacing="normal" fo:font-style="normal" fo:font-weight="normal" officeooo:rsid="0073b556" officeooo:paragraph-rsid="00745885" loext:padding="0in" loext:border="none"/>
    </style:style>
    <style:style style:name="P66"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67"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officeooo:paragraph-rsid="00745885"/>
    </style:style>
    <style:style style:name="P68" style:family="paragraph" style:parent-style-name="Preformatted_20_Text" style:list-style-name="L4">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69" style:family="paragraph" style:parent-style-name="Preformatted_20_Text" style:list-style-name="L5">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70"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71"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72"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73"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paragraph-rsid="00665648" loext:padding="0in" loext:border="none"/>
    </style:style>
    <style:style style:name="P74" style:family="paragraph" style:parent-style-name="Preformatted_20_Text" style:list-style-name="L1">
      <style:paragraph-properties fo:line-height="150%"/>
      <style:text-properties officeooo:paragraph-rsid="0027bd7b"/>
    </style:style>
    <style:style style:name="P75" style:family="paragraph" style:parent-style-name="Preformatted_20_Text" style:list-style-name="L1">
      <style:paragraph-properties fo:line-height="150%"/>
      <style:text-properties officeooo:paragraph-rsid="00312117"/>
    </style:style>
    <style:style style:name="P76" style:family="paragraph" style:parent-style-name="Preformatted_20_Text" style:list-style-name="L1">
      <style:paragraph-properties fo:line-height="150%"/>
      <style:text-properties officeooo:paragraph-rsid="003047b7"/>
    </style:style>
    <style:style style:name="P77" style:family="paragraph" style:parent-style-name="Preformatted_20_Text" style:list-style-name="L1">
      <style:paragraph-properties fo:line-height="150%"/>
      <style:text-properties officeooo:paragraph-rsid="0031a3a4"/>
    </style:style>
    <style:style style:name="P78" style:family="paragraph" style:parent-style-name="Preformatted_20_Text" style:list-style-name="L1">
      <style:paragraph-properties fo:line-height="150%"/>
      <style:text-properties officeooo:paragraph-rsid="00330444"/>
    </style:style>
    <style:style style:name="P79" style:family="paragraph" style:parent-style-name="Preformatted_20_Text" style:list-style-name="L1">
      <style:paragraph-properties fo:line-height="150%"/>
      <style:text-properties officeooo:paragraph-rsid="0038fbc5"/>
    </style:style>
    <style:style style:name="P80" style:family="paragraph" style:parent-style-name="Preformatted_20_Text" style:list-style-name="L1">
      <style:paragraph-properties fo:line-height="150%"/>
      <style:text-properties officeooo:paragraph-rsid="00369bd4"/>
    </style:style>
    <style:style style:name="P81" style:family="paragraph" style:parent-style-name="Preformatted_20_Text" style:list-style-name="L1">
      <style:paragraph-properties fo:line-height="150%"/>
      <style:text-properties officeooo:paragraph-rsid="003a14a1"/>
    </style:style>
    <style:style style:name="P82" style:family="paragraph" style:parent-style-name="Preformatted_20_Text" style:list-style-name="L1">
      <style:paragraph-properties fo:line-height="150%"/>
      <style:text-properties officeooo:paragraph-rsid="003be8af"/>
    </style:style>
    <style:style style:name="P83" style:family="paragraph" style:parent-style-name="Preformatted_20_Text" style:list-style-name="L1">
      <style:paragraph-properties fo:line-height="150%"/>
      <style:text-properties officeooo:paragraph-rsid="00406752"/>
    </style:style>
    <style:style style:name="P84" style:family="paragraph" style:parent-style-name="Preformatted_20_Text" style:list-style-name="L1">
      <style:paragraph-properties fo:line-height="150%"/>
      <style:text-properties officeooo:paragraph-rsid="00479501"/>
    </style:style>
    <style:style style:name="P85" style:family="paragraph" style:parent-style-name="Preformatted_20_Text" style:list-style-name="L3">
      <style:paragraph-properties fo:line-height="150%"/>
      <style:text-properties officeooo:paragraph-rsid="0042c23b"/>
    </style:style>
    <style:style style:name="P86" style:family="paragraph" style:parent-style-name="Preformatted_20_Text" style:list-style-name="L3">
      <style:paragraph-properties fo:line-height="150%"/>
      <style:text-properties officeooo:paragraph-rsid="0042cda5"/>
    </style:style>
    <style:style style:name="P87" style:family="paragraph" style:parent-style-name="Preformatted_20_Text" style:list-style-name="L6">
      <style:paragraph-properties fo:line-height="150%"/>
      <style:text-properties officeooo:paragraph-rsid="002b074b"/>
    </style:style>
    <style:style style:name="P88" style:family="paragraph" style:parent-style-name="Preformatted_20_Text" style:list-style-name="L6">
      <style:paragraph-properties fo:line-height="150%"/>
      <style:text-properties officeooo:paragraph-rsid="0027bd7b"/>
    </style:style>
    <style:style style:name="P89" style:family="paragraph" style:parent-style-name="Preformatted_20_Text">
      <style:paragraph-properties fo:line-height="150%"/>
      <style:text-properties officeooo:paragraph-rsid="002d8837"/>
    </style:style>
    <style:style style:name="P90" style:family="paragraph" style:parent-style-name="Preformatted_20_Text" style:list-style-name="L7">
      <style:paragraph-properties fo:line-height="150%"/>
      <style:text-properties officeooo:paragraph-rsid="002d8837"/>
    </style:style>
    <style:style style:name="P91" style:family="paragraph" style:parent-style-name="Preformatted_20_Text">
      <style:paragraph-properties fo:line-height="150%"/>
      <style:text-properties officeooo:paragraph-rsid="00711c8c"/>
    </style:style>
    <style:style style:name="P92" style:family="paragraph" style:parent-style-name="Preformatted_20_Text" style:list-style-name="L9">
      <style:paragraph-properties fo:line-height="150%"/>
      <style:text-properties officeooo:paragraph-rsid="002cad73"/>
    </style:style>
    <style:style style:name="P93" style:family="paragraph" style:parent-style-name="Preformatted_20_Text" style:list-style-name="L9">
      <style:paragraph-properties fo:line-height="150%"/>
      <style:text-properties officeooo:paragraph-rsid="0028c36f"/>
    </style:style>
    <style:style style:name="P94" style:family="paragraph" style:parent-style-name="Preformatted_20_Text">
      <style:paragraph-properties fo:line-height="150%"/>
      <style:text-properties officeooo:paragraph-rsid="00ad7e9d"/>
    </style:style>
    <style:style style:name="P95" style:family="paragraph" style:parent-style-name="Preformatted_20_Text">
      <style:paragraph-properties fo:line-height="150%"/>
      <style:text-properties officeooo:paragraph-rsid="00b056d4"/>
    </style:style>
    <style:style style:name="P96" style:family="paragraph" style:parent-style-name="Preformatted_20_Text" style:list-style-name="L4">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97" style:family="paragraph" style:parent-style-name="Preformatted_20_Text" style:list-style-name="L4">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98" style:family="paragraph" style:parent-style-name="Preformatted_20_Text"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99" style:family="paragraph" style:parent-style-name="Preformatted_20_Text"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size-complex="12pt"/>
    </style:style>
    <style:style style:name="P100" style:family="paragraph" style:parent-style-name="Preformatted_20_Text"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101" style:family="paragraph" style:parent-style-name="Preformatted_20_Text" style:list-style-name="L5">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102"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103"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officeooo:paragraph-rsid="00745885"/>
    </style:style>
    <style:style style:name="P104" style:family="paragraph" style:parent-style-name="Heading_20_3">
      <style:text-properties officeooo:paragraph-rsid="0078632b"/>
    </style:style>
    <style:style style:name="P105" style:family="paragraph" style:parent-style-name="Heading_20_3">
      <style:text-properties officeooo:paragraph-rsid="00b69b0b"/>
    </style:style>
    <style:style style:name="P10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Liberation Serif" fo:letter-spacing="normal" fo:font-style="normal" fo:font-weight="bold"/>
    </style:style>
    <style:style style:name="P107" style:family="paragraph" style:parent-style-name="Heading_20_2">
      <style:text-properties officeooo:paragraph-rsid="00b2f5c2"/>
    </style:style>
    <style:style style:name="P108" style:family="paragraph" style:parent-style-name="Heading_20_2">
      <style:paragraph-properties fo:break-before="page"/>
    </style:style>
    <style:style style:name="P109" style:family="paragraph" style:parent-style-name="Code_20_-_20_program" style:list-style-name="L6"/>
    <style:style style:name="P110" style:family="paragraph" style:parent-style-name="Code_20_-_20_program">
      <style:paragraph-properties fo:margin-left="0in" fo:margin-right="0in" fo:text-indent="0in" style:auto-text-indent="false"/>
    </style:style>
    <style:style style:name="P111" style:family="paragraph" style:parent-style-name="Code_20_-_20_program">
      <loext:graphic-properties draw:fill="solid" draw:fill-color="#ecf3fa"/>
      <style:paragraph-properties fo:margin-left="0in" fo:margin-right="0in" fo:line-height="115%" fo:text-indent="0in" style:auto-text-indent="false" fo:background-color="#ecf3fa" fo:keep-with-next="always"/>
    </style:style>
    <style:style style:name="P112"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officeooo:paragraph-rsid="007b9bb2"/>
    </style:style>
    <style:style style:name="P113"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style:font-name="Liberation Mono" officeooo:paragraph-rsid="007b9bb2" style:font-size-asian="10.5pt"/>
    </style:style>
    <style:style style:name="P114" style:family="paragraph" style:parent-style-name="Code_20_-_20_program" style:list-style-name="L1">
      <loext:graphic-properties draw:fill="solid" draw:fill-color="#ecf3fa"/>
      <style:paragraph-properties fo:margin-left="0in" fo:margin-right="0in" fo:line-height="115%" fo:text-indent="0in" style:auto-text-indent="false" fo:background-color="#ecf3fa" fo:keep-with-next="always"/>
      <style:text-properties style:font-name="Liberation Mono" style:font-size-asian="10.5pt"/>
    </style:style>
    <style:style style:name="P115" style:family="paragraph" style:parent-style-name="Code_20_-_20_program">
      <loext:graphic-properties draw:fill="solid" draw:fill-color="#ecf3fa"/>
      <style:paragraph-properties fo:margin-left="0in" fo:margin-right="0in" fo:line-height="115%" fo:text-indent="0in" style:auto-text-indent="false" fo:background-color="#ecf3fa" fo:keep-with-next="always"/>
      <style:text-properties style:font-name="Liberation Mono" style:font-size-asian="10.5pt"/>
    </style:style>
    <style:style style:name="P116" style:family="paragraph" style:parent-style-name="Code_20_-_20_program" style:master-page-name="">
      <loext:graphic-properties draw:fill="solid" draw:fill-color="#ecf3fa"/>
      <style:paragraph-properties fo:margin-left="0in" fo:margin-right="0in" fo:line-height="115%" fo:text-indent="0in" style:auto-text-indent="false" style:page-number="auto" fo:background-color="#ecf3fa" fo:keep-with-next="always"/>
    </style:style>
    <style:style style:name="P117" style:family="paragraph" style:parent-style-name="Contents_20_2">
      <style:paragraph-properties>
        <style:tab-stops>
          <style:tab-stop style:position="6.7307in" style:type="right" style:leader-style="dotted" style:leader-text="."/>
        </style:tab-stops>
      </style:paragraph-properties>
    </style:style>
    <style:style style:name="P118" style:family="paragraph" style:parent-style-name="Contents_20_3">
      <style:paragraph-properties>
        <style:tab-stops>
          <style:tab-stop style:position="6.5339in" style:type="right" style:leader-style="dotted" style:leader-text="."/>
        </style:tab-stops>
      </style:paragraph-properties>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style:font-name="SFMono-Regular" fo:font-size="9.75pt" fo:letter-spacing="normal" fo:font-style="normal" fo:font-weight="normal" officeooo:rsid="006b938f" style:font-size-asian="12pt" style:font-size-complex="12pt" loext:padding="0in" loext:border="none"/>
    </style:style>
    <style:style style:name="T7" style:family="text">
      <style:text-properties fo:font-variant="normal" fo:text-transform="none" fo:color="#24292e" style:font-name="SFMono-Regular" fo:font-size="9.75pt" fo:letter-spacing="normal" fo:font-style="normal" fo:font-weight="normal" officeooo:rsid="006d4e0c" style:font-size-asian="12pt" style:font-size-complex="12pt" loext:padding="0in" loext:border="none"/>
    </style:style>
    <style:style style:name="T8" style:family="text">
      <style:text-properties fo:font-variant="normal" fo:text-transform="none" fo:color="#24292e" fo:letter-spacing="normal" fo:font-style="normal" fo:font-weight="normal"/>
    </style:style>
    <style:style style:name="T9" style:family="text">
      <style:text-properties fo:font-variant="normal" fo:text-transform="none" fo:color="#24292e" fo:letter-spacing="normal" fo:font-style="normal" fo:font-weight="normal" officeooo:rsid="00257b41"/>
    </style:style>
    <style:style style:name="T10" style:family="text">
      <style:text-properties fo:font-variant="normal" fo:text-transform="none" fo:color="#24292e" fo:letter-spacing="normal" fo:font-style="normal" fo:font-weight="normal" officeooo:rsid="00231fb6"/>
    </style:style>
    <style:style style:name="T11" style:family="text">
      <style:text-properties fo:font-variant="normal" fo:text-transform="none" fo:color="#24292e" fo:letter-spacing="normal" fo:font-style="normal" fo:font-weight="normal" officeooo:rsid="00ac7d9b"/>
    </style:style>
    <style:style style:name="T12" style:family="text">
      <style:text-properties fo:font-variant="normal" fo:text-transform="none" fo:color="#24292e" style:font-name="FreeSans" fo:font-size="12pt" fo:letter-spacing="normal" fo:font-style="normal" fo:font-weight="normal" style:font-size-asian="12pt" style:font-size-complex="12pt"/>
    </style:style>
    <style:style style:name="T13"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80cc20" style:font-size-asian="12pt" style:font-size-complex="12pt" loext:padding="0in" loext:border="none"/>
    </style:style>
    <style:style style:name="T23" style:family="text">
      <style:text-properties fo:font-variant="normal" fo:text-transform="none" fo:color="#24292e" style:font-name="apple-system" fo:font-size="12pt" fo:letter-spacing="normal" fo:font-style="normal" fo:font-weight="normal"/>
    </style:style>
    <style:style style:name="T24" style:family="text">
      <style:text-properties fo:font-variant="normal" fo:text-transform="none" fo:color="#24292e" style:font-name="apple-system" fo:font-size="12pt" fo:letter-spacing="normal" fo:font-style="normal" fo:font-weight="normal" officeooo:rsid="006b938f" style:font-size-asian="12pt" style:font-size-complex="12pt" loext:padding="0in" loext:border="none"/>
    </style:style>
    <style:style style:name="T25"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6"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27"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6b938f" style:text-blinking="false" fo:background-color="#ffffff" loext:char-shading-value="0" style:font-size-asian="12pt" style:font-size-complex="12pt" loext:padding="0in" loext:border="none"/>
    </style:style>
    <style:style style:name="T28" style:family="text">
      <style:text-properties fo:font-variant="normal" fo:text-transform="none" fo:color="#0366d6" style:text-line-through-style="none" style:text-line-through-type="none" style:font-name="SFMono-Regular" fo:font-size="9.75pt" fo:letter-spacing="normal" fo:font-style="normal" style:text-underline-style="none" fo:font-weight="normal" style:text-blinking="false"/>
    </style:style>
    <style:style style:name="T29" style:family="text">
      <style:text-properties fo:font-variant="normal" fo:text-transform="none" fo:color="#005cc5" fo:letter-spacing="normal" fo:font-style="normal" fo:font-weight="normal" officeooo:rsid="00231fb6"/>
    </style:style>
    <style:style style:name="T30" style:family="text">
      <style:text-properties fo:font-variant="normal" fo:text-transform="none" fo:color="#005cc5" fo:letter-spacing="normal" fo:font-style="normal" fo:font-weight="normal" officeooo:rsid="00ac7d9b"/>
    </style:style>
    <style:style style:name="T31" style:family="text">
      <style:text-properties fo:font-variant="normal" fo:text-transform="none" fo:color="#005cc5" style:font-name="SFMono-Regular" fo:font-size="9.75pt" fo:letter-spacing="normal" fo:font-style="normal" fo:font-weight="normal" officeooo:rsid="006b938f" style:font-size-asian="12pt" style:font-size-complex="12pt" loext:padding="0in" loext:border="none"/>
    </style:style>
    <style:style style:name="T32" style:family="text">
      <style:text-properties fo:font-variant="normal" fo:text-transform="none" fo:color="#6a737d" fo:letter-spacing="normal" fo:font-style="normal" fo:font-weight="normal" officeooo:rsid="00231fb6"/>
    </style:style>
    <style:style style:name="T33"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34"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35"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44"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45"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46"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7"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8"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9"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50" style:family="text">
      <style:text-properties fo:font-variant="normal" fo:text-transform="none" fo:color="#333333" style:font-name="Helvetica Neue" fo:font-size="10.5pt" fo:letter-spacing="normal" fo:font-style="normal" fo:font-weight="normal" officeooo:rsid="0065ba78" style:font-size-asian="12pt" style:font-size-complex="12pt" loext:padding="0in" loext:border="none"/>
    </style:style>
    <style:style style:name="T51" style:family="text">
      <style:text-properties fo:font-variant="normal" fo:text-transform="none" fo:color="#333333" style:font-name="Helvetica Neue" fo:font-size="10.5pt" fo:letter-spacing="normal" fo:font-style="normal" fo:font-weight="normal" officeooo:rsid="00665648" style:font-size-asian="12pt" style:font-size-complex="12pt" loext:padding="0in" loext:border="none"/>
    </style:style>
    <style:style style:name="T52" style:family="text">
      <style:text-properties fo:font-variant="normal" fo:text-transform="none" fo:color="#333333" style:font-name="Helvetica Neue" fo:font-size="10.5pt" fo:letter-spacing="normal" fo:font-style="normal" fo:font-weight="normal" officeooo:rsid="00ad7e9d" style:font-size-asian="12pt" style:font-size-complex="12pt" loext:padding="0in" loext:border="none"/>
    </style:style>
    <style:style style:name="T53"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54"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55"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56"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57"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58"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59"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60"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61"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62"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63" style:family="text">
      <style:text-properties fo:font-variant="normal" fo:text-transform="none" fo:color="#333333" style:font-name="Ubuntu" fo:font-size="9.75pt" fo:letter-spacing="normal" fo:font-style="normal" fo:font-weight="normal"/>
    </style:style>
    <style:style style:name="T64" style:family="text">
      <style:text-properties fo:font-variant="normal" fo:text-transform="none" fo:color="#333333" style:font-name="DINWebPro" fo:font-size="10.5pt" fo:letter-spacing="normal" fo:font-style="normal" fo:font-weight="normal"/>
    </style:style>
    <style:style style:name="T65" style:family="text">
      <style:text-properties fo:font-variant="normal" fo:text-transform="none" fo:color="#333333" style:font-name="DINWebPro" fo:font-size="10.5pt" fo:letter-spacing="normal" fo:font-style="normal" fo:font-weight="normal" officeooo:rsid="00665648" style:font-size-asian="12pt" style:font-size-complex="12pt" loext:padding="0in" loext:border="none"/>
    </style:style>
    <style:style style:name="T66" style:family="text">
      <style:text-properties fo:font-variant="normal" fo:text-transform="none" fo:color="#333333" style:font-name="DINWebPro" fo:font-size="10.5pt" fo:letter-spacing="normal" fo:font-style="normal" fo:font-weight="normal" officeooo:rsid="0069f9be" style:font-size-asian="12pt" style:font-size-complex="12pt" loext:padding="0in" loext:border="none"/>
    </style:style>
    <style:style style:name="T67" style:family="text">
      <style:text-properties fo:font-variant="normal" fo:text-transform="none" fo:color="#333333" style:font-name="DINWebPro" fo:font-size="10.5pt" fo:letter-spacing="normal" fo:font-style="normal" fo:font-weight="normal" officeooo:rsid="006b938f" style:font-size-asian="12pt" style:font-size-complex="12pt" loext:padding="0in" loext:border="none"/>
    </style:style>
    <style:style style:name="T68" style:family="text">
      <style:text-properties fo:font-variant="normal" fo:text-transform="none" fo:color="#333333" style:font-name="DINWebPro" fo:font-size="10.5pt" fo:letter-spacing="normal" fo:font-style="normal" fo:font-weight="normal" officeooo:rsid="00702290" style:font-size-asian="12pt" style:font-size-complex="12pt" loext:padding="0in" loext:border="none"/>
    </style:style>
    <style:style style:name="T69" style:family="text">
      <style:text-properties fo:font-variant="normal" fo:text-transform="none" fo:color="#333333" style:font-name="DINWebPro" fo:font-size="10.5pt" fo:letter-spacing="normal" fo:font-style="normal" fo:font-weight="normal" officeooo:rsid="00711c8c" style:font-size-asian="12pt" style:font-size-complex="12pt" loext:padding="0in" loext:border="none"/>
    </style:style>
    <style:style style:name="T70" style:family="text">
      <style:text-properties fo:font-variant="normal" fo:text-transform="none" fo:color="#333333" style:font-name="DINWebPro" fo:font-size="10.5pt" fo:letter-spacing="normal" fo:font-style="normal" fo:font-weight="normal" officeooo:rsid="00b056d4" style:font-size-asian="12pt" style:font-size-complex="12pt" loext:padding="0in" loext:border="none"/>
    </style:style>
    <style:style style:name="T71" style:family="text">
      <style:text-properties fo:font-variant="normal" fo:text-transform="none" fo:color="#333333" style:font-name="DINWebPro" fo:font-size="10.5pt" fo:letter-spacing="normal" fo:font-style="normal" fo:font-weight="bold" officeooo:rsid="00711c8c" style:font-size-asian="12pt" style:font-weight-asian="bold" style:font-size-complex="12pt" style:font-weight-complex="bold" loext:padding="0in" loext:border="none"/>
    </style:style>
    <style:style style:name="T72" style:family="text">
      <style:text-properties fo:font-variant="normal" fo:text-transform="none" fo:color="#333333" style:font-name="monospace" fo:font-size="9pt" fo:letter-spacing="normal" fo:font-style="normal" fo:font-weight="normal" officeooo:rsid="00665648" style:font-size-asian="12pt" style:font-size-complex="12pt" loext:padding="0in" loext:border="none"/>
    </style:style>
    <style:style style:name="T73" style:family="text">
      <style:text-properties fo:font-variant="normal" fo:text-transform="none" fo:color="#333333" style:font-name="Liberation Mono" fo:font-size="10.5pt" fo:letter-spacing="normal" fo:font-style="normal" fo:font-weight="normal" officeooo:rsid="00711c8c" style:font-size-asian="12pt" style:font-size-complex="12pt" loext:padding="0in" loext:border="none"/>
    </style:style>
    <style:style style:name="T74"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75"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76"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77"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78"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79" style:family="text">
      <style:text-properties fo:font-variant="normal" fo:text-transform="none" fo:color="#242729" style:font-name="Arial" fo:font-size="11.25pt" fo:letter-spacing="normal" fo:font-style="normal" fo:font-weight="normal"/>
    </style:style>
    <style:style style:name="T80"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81" style:family="text">
      <style:text-properties fo:font-variant="normal" fo:text-transform="none" fo:color="#242729" style:font-name="Arial" fo:font-size="11.25pt" fo:letter-spacing="normal" fo:font-style="normal" fo:font-weight="normal" officeooo:rsid="00479501"/>
    </style:style>
    <style:style style:name="T82"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83" style:family="text">
      <style:text-properties fo:font-variant="normal" fo:text-transform="none" fo:color="#000000" style:font-name="monospace" fo:font-size="10.5pt" fo:letter-spacing="normal" fo:font-style="normal" fo:font-weight="normal" loext:padding="0in" loext:border="none"/>
    </style:style>
    <style:style style:name="T84" style:family="text">
      <style:text-properties fo:font-variant="normal" fo:text-transform="none" fo:color="#000000" style:font-name="monospace" fo:font-size="10.5pt" fo:letter-spacing="normal" fo:font-style="normal" fo:font-weight="normal" officeooo:rsid="00665648" style:font-size-asian="12pt" style:font-size-complex="12pt" loext:padding="0in" loext:border="none"/>
    </style:style>
    <style:style style:name="T85" style:family="text">
      <style:text-properties fo:font-variant="normal" fo:text-transform="none" fo:color="#000000" style:font-name="monospace" fo:font-size="10.5pt" fo:letter-spacing="normal" fo:font-style="normal" fo:font-weight="normal" officeooo:rsid="00711c8c" style:font-size-asian="12pt" style:font-size-complex="12pt" loext:padding="0in" loext:border="none"/>
    </style:style>
    <style:style style:name="T86" style:family="text">
      <style:text-properties fo:font-variant="normal" fo:text-transform="none" fo:color="#000000" fo:letter-spacing="normal" loext:padding="0in" loext:border="none"/>
    </style:style>
    <style:style style:name="T87" style:family="text">
      <style:text-properties fo:font-variant="normal" fo:text-transform="none" fo:color="#000000" style:font-name="Helvetica Neue" fo:font-size="10.5pt" fo:letter-spacing="normal" fo:font-style="normal" fo:font-weight="normal" officeooo:rsid="00665648" style:font-size-asian="12pt" style:font-size-complex="12pt" loext:padding="0in" loext:border="none"/>
    </style:style>
    <style:style style:name="T88" style:family="text">
      <style:text-properties fo:font-variant="normal" fo:text-transform="none" fo:color="#666600" style:font-name="monospace" fo:font-size="10.5pt" fo:letter-spacing="normal" fo:font-style="normal" fo:font-weight="normal" loext:padding="0in" loext:border="none"/>
    </style:style>
    <style:style style:name="T89" style:family="text">
      <style:text-properties fo:font-variant="normal" fo:text-transform="none" fo:color="#666600" style:font-name="monospace" fo:font-size="10.5pt" fo:letter-spacing="normal" fo:font-style="normal" fo:font-weight="normal" officeooo:rsid="00665648" style:font-size-asian="12pt" style:font-size-complex="12pt" loext:padding="0in" loext:border="none"/>
    </style:style>
    <style:style style:name="T90" style:family="text">
      <style:text-properties fo:font-variant="normal" fo:text-transform="none" fo:color="#000088" style:font-name="monospace" fo:font-size="10.5pt" fo:letter-spacing="normal" fo:font-style="normal" fo:font-weight="normal" loext:padding="0in" loext:border="none"/>
    </style:style>
    <style:style style:name="T91" style:family="text">
      <style:text-properties fo:font-variant="normal" fo:text-transform="none" fo:color="#000088" style:font-name="monospace" fo:font-size="10.5pt" fo:letter-spacing="normal" fo:font-style="normal" fo:font-weight="normal" officeooo:rsid="00665648" style:font-size-asian="12pt" style:font-size-complex="12pt" loext:padding="0in" loext:border="none"/>
    </style:style>
    <style:style style:name="T92" style:family="text">
      <style:text-properties fo:font-variant="normal" fo:text-transform="none" fo:color="#666666" style:font-name="monospace" fo:font-size="9pt" fo:letter-spacing="normal" fo:font-style="normal" fo:font-weight="normal" officeooo:rsid="00665648" style:font-size-asian="12pt" style:font-size-complex="12pt" loext:padding="0in" loext:border="none"/>
    </style:style>
    <style:style style:name="T93" style:family="text">
      <style:text-properties fo:font-variant="normal" fo:text-transform="none" fo:color="#d73a49" style:font-name="SFMono-Regular" fo:font-size="9.75pt" fo:letter-spacing="normal" fo:font-style="normal" fo:font-weight="normal" officeooo:rsid="006b938f" style:font-size-asian="12pt" style:font-size-complex="12pt" loext:padding="0in" loext:border="none"/>
    </style:style>
    <style:style style:name="T94" style:family="text">
      <style:text-properties fo:font-variant="normal" fo:text-transform="none" fo:color="#dd4814" style:text-line-through-style="none" style:text-line-through-type="none" style:font-name="inherit" fo:font-size="9.75pt" fo:letter-spacing="normal" fo:font-style="normal" style:text-underline-style="none" fo:font-weight="normal" style:text-blinking="false" loext:padding="0in" loext:border="none"/>
    </style:style>
    <style:style style:name="T95" style:family="text">
      <style:text-properties officeooo:rsid="00221abb"/>
    </style:style>
    <style:style style:name="T96" style:family="text">
      <style:text-properties officeooo:rsid="00231fb6"/>
    </style:style>
    <style:style style:name="T97" style:family="text">
      <style:text-properties fo:color="#6a737d"/>
    </style:style>
    <style:style style:name="T98" style:family="text">
      <style:text-properties officeooo:rsid="00267e2e"/>
    </style:style>
    <style:style style:name="T99" style:family="text">
      <style:text-properties style:font-name="FreeSans" fo:font-size="12pt" style:font-size-asian="12pt" style:font-size-complex="12pt"/>
    </style:style>
    <style:style style:name="T100" style:family="text">
      <style:text-properties style:font-name="FreeSans" fo:font-size="12pt" officeooo:rsid="001ecfac" style:font-size-asian="12pt" style:font-size-complex="12pt"/>
    </style:style>
    <style:style style:name="T101" style:family="text">
      <style:text-properties style:font-name="FreeSans" fo:font-size="12pt" officeooo:rsid="007f154b" style:font-size-asian="12pt" style:font-size-complex="12pt"/>
    </style:style>
    <style:style style:name="T102" style:family="text">
      <style:text-properties fo:color="#333333" style:font-name="DINWebPro" officeooo:rsid="004c71ef" style:font-size-asian="12pt" style:font-size-complex="12pt"/>
    </style:style>
    <style:style style:name="T103" style:family="text">
      <style:text-properties fo:color="#333333" style:font-name="DINWebPro" officeooo:rsid="0053027b" style:font-size-asian="12pt" style:font-size-complex="12pt"/>
    </style:style>
    <style:style style:name="T104" style:family="text">
      <style:text-properties fo:color="#000000" loext:padding="0in" loext:border="none"/>
    </style:style>
    <style:style style:name="T105" style:family="text">
      <style:text-properties fo:color="#000000" fo:font-size="10.5pt" fo:font-style="normal" fo:font-weight="normal" loext:padding="0in" loext:border="none"/>
    </style:style>
    <style:style style:name="T106" style:family="text">
      <style:text-properties fo:color="#666600" loext:padding="0in" loext:border="none"/>
    </style:style>
    <style:style style:name="T107" style:family="text">
      <style:text-properties fo:color="#666600" fo:font-size="10.5pt" fo:font-style="normal" fo:font-weight="normal" loext:padding="0in" loext:border="none"/>
    </style:style>
    <style:style style:name="T108" style:family="text">
      <style:text-properties fo:color="#000088" fo:font-size="10.5pt" fo:font-style="normal" fo:font-weight="normal" loext:padding="0in" loext:border="none"/>
    </style:style>
    <style:style style:name="T109" style:family="text">
      <style:text-properties fo:color="#006666" fo:font-size="10.5pt" fo:font-style="normal" fo:font-weight="normal" loext:padding="0in" loext:border="none"/>
    </style:style>
    <style:style style:name="T110" style:family="text">
      <style:text-properties fo:color="#880000" fo:font-size="10.5pt" fo:font-style="normal" fo:font-weight="normal" loext:padding="0in" loext:border="none"/>
    </style:style>
    <style:style style:name="T111" style:family="text">
      <style:text-properties officeooo:rsid="004e00e5"/>
    </style:style>
    <style:style style:name="T112" style:family="text">
      <style:text-properties fo:color="#d73a49"/>
    </style:style>
    <style:style style:name="T113" style:family="text">
      <style:text-properties officeooo:rsid="00777517"/>
    </style:style>
    <style:style style:name="T114" style:family="text">
      <style:text-properties officeooo:rsid="00778c47"/>
    </style:style>
    <style:style style:name="T115" style:family="text">
      <style:text-properties officeooo:rsid="007a1660"/>
    </style:style>
    <style:style style:name="T116" style:family="text">
      <style:text-properties style:font-weight-asian="bold" style:font-weight-complex="bold"/>
    </style:style>
    <style:style style:name="T117" style:family="text">
      <style:text-properties style:font-name="Liberation Mono" style:font-size-asian="10.5pt"/>
    </style:style>
    <style:style style:name="T118" style:family="text">
      <style:text-properties style:font-name="Liberation Serif"/>
    </style:style>
    <style:style style:name="T119" style:family="text">
      <style:text-properties style:font-name="Liberation Serif" officeooo:rsid="008586ed"/>
    </style:style>
    <style:style style:name="T120" style:family="text">
      <style:text-properties style:font-name="Liberation Serif" fo:font-weight="bold" style:font-weight-asian="bold" style:font-weight-complex="bold"/>
    </style:style>
    <style:style style:name="T121" style:family="text">
      <style:text-properties style:font-name="Liberation Serif" officeooo:rsid="005c207c"/>
    </style:style>
    <style:style style:name="T122" style:family="text">
      <style:text-properties style:font-name="Liberation Serif" officeooo:rsid="00aed4c6"/>
    </style:style>
    <style:style style:name="T123" style:family="text">
      <style:text-properties style:font-name="Liberation Serif" officeooo:rsid="006b938f"/>
    </style:style>
    <style:style style:name="T124" style:family="text">
      <style:text-properties style:font-name="Liberation Serif" officeooo:rsid="00b3a559"/>
    </style:style>
    <style:style style:name="T125" style:family="text">
      <style:text-properties style:font-name="Liberation Serif" officeooo:rsid="00b45df7"/>
    </style:style>
    <style:style style:name="T126" style:family="text">
      <style:text-properties officeooo:rsid="007e7730"/>
    </style:style>
    <style:style style:name="T127" style:family="text">
      <style:text-properties officeooo:rsid="007f154b"/>
    </style:style>
    <style:style style:name="T128" style:family="text">
      <style:text-properties style:font-name="FreeSans"/>
    </style:style>
    <style:style style:name="T129" style:family="text">
      <style:text-properties style:font-name="FreeSans" officeooo:rsid="00ac7d9b"/>
    </style:style>
    <style:style style:name="T130" style:family="text">
      <style:text-properties officeooo:rsid="0088308d"/>
    </style:style>
    <style:style style:name="T131" style:family="text">
      <style:text-properties officeooo:rsid="00ac7d9b"/>
    </style:style>
    <style:style style:name="T132" style:family="text">
      <style:text-properties officeooo:rsid="00aed4c6"/>
    </style:style>
    <style:style style:name="T133" style:family="text">
      <style:text-properties fo:font-size="10.5pt" style:font-size-asian="10.5pt" style:font-size-complex="10.5pt"/>
    </style:style>
    <style:style style:name="T134" style:family="text">
      <style:text-properties officeooo:rsid="00b1a975"/>
    </style:style>
    <style:style style:name="T135" style:family="text">
      <style:text-properties officeooo:rsid="00b1bb38"/>
    </style:style>
    <style:style style:name="T136" style:family="text">
      <style:text-properties officeooo:rsid="00b2f5c2"/>
    </style:style>
    <style:style style:name="T137" style:family="text">
      <style:text-properties officeooo:rsid="00b69b0b"/>
    </style:style>
    <style:style style:name="T138" style:family="text">
      <style:text-properties officeooo:rsid="00b7a09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2505_366545802" text:style-name="Index_20_Link" text:visited-style-name="Index_20_Link">Abstract<text:tab/>2</text:a></text:p>
          <text:p text:style-name="P117"><text:a xlink:type="simple" xlink:href="#__RefHeading___Toc2507_366545802" text:style-name="Index_20_Link" text:visited-style-name="Index_20_Link">Initial Considerations<text:tab/>2</text:a></text:p>
          <text:p text:style-name="P117"><text:a xlink:type="simple" xlink:href="#__RefHeading___Toc2509_366545802" text:style-name="Index_20_Link" text:visited-style-name="Index_20_Link">Nvidia Jetson<text:tab/>2</text:a></text:p>
          <text:p text:style-name="P118"><text:a xlink:type="simple" xlink:href="#__RefHeading___Toc2511_366545802" text:style-name="Index_20_Link" text:visited-style-name="Index_20_Link">Initial Setup of the TX2<text:tab/>3</text:a></text:p>
          <text:p text:style-name="P118"><text:a xlink:type="simple" xlink:href="#__RefHeading___Toc2513_366545802" text:style-name="Index_20_Link" text:visited-style-name="Index_20_Link">Jetson Inference<text:tab/>4</text:a></text:p>
          <text:p text:style-name="P118"><text:a xlink:type="simple" xlink:href="#__RefHeading___Toc2521_366545802" text:style-name="Index_20_Link" text:visited-style-name="Index_20_Link">Summary of the Jetson Inference installation steps<text:tab/>4</text:a></text:p>
          <text:p text:style-name="P118"><text:a xlink:type="simple" xlink:href="#__RefHeading___Toc2523_366545802" text:style-name="Index_20_Link" text:visited-style-name="Index_20_Link">Detailed Instructions of the Above Steps<text:tab/>4</text:a></text:p>
          <text:p text:style-name="P117"><text:a xlink:type="simple" xlink:href="#__RefHeading___Toc2515_366545802" text:style-name="Index_20_Link" text:visited-style-name="Index_20_Link">Install VS Code – OSS version for ARM processors<text:tab/>5</text:a></text:p>
          <text:p text:style-name="P117"><text:a xlink:type="simple" xlink:href="#__RefHeading___Toc2517_366545802" text:style-name="Index_20_Link" text:visited-style-name="Index_20_Link">Set up LIDAR<text:tab/>6</text:a></text:p>
          <text:p text:style-name="P118"><text:a xlink:type="simple" xlink:href="#__RefHeading___Toc2519_366545802" text:style-name="Index_20_Link" text:visited-style-name="Index_20_Link">If you get the following error when you try to connect:<text:tab/>7</text:a></text:p>
          <text:p text:style-name="P118"><text:a xlink:type="simple" xlink:href="#__RefHeading___Toc2525_366545802" text:style-name="Index_20_Link" text:visited-style-name="Index_20_Link">Install and test rplidar SDK<text:tab/>7</text:a></text:p>
          <text:p text:style-name="P117"><text:a xlink:type="simple" xlink:href="#__RefHeading___Toc2527_366545802" text:style-name="Index_20_Link" text:visited-style-name="Index_20_Link">Install and test ROS (Melodic)<text:tab/>7</text:a></text:p>
          <text:p text:style-name="P118"><text:a xlink:type="simple" xlink:href="#__RefHeading___Toc2467_366545802" text:style-name="Index_20_Link" text:visited-style-name="Index_20_Link">RPLIDAR Won’t stop – Still not working properly<text:tab/>9</text:a></text:p>
          <text:p text:style-name="P117"><text:a xlink:type="simple" xlink:href="#__RefHeading___Toc2529_366545802" text:style-name="Index_20_Link" text:visited-style-name="Index_20_Link">Connecting the Jetsons to the Motors and Servos<text:tab/>9</text:a></text:p>
          <text:p text:style-name="P118"><text:a xlink:type="simple" xlink:href="#__RefHeading___Toc2469_366545802" text:style-name="Index_20_Link" text:visited-style-name="Index_20_Link">PCA9685 Adafruit PCM<text:tab/>10</text:a></text:p>
          <text:p text:style-name="P117"><text:a xlink:type="simple" xlink:href="#__RefHeading___Toc2471_366545802" text:style-name="Index_20_Link" text:visited-style-name="Index_20_Link">Using ROS<text:tab/>10</text:a></text:p>
          <text:p text:style-name="P117"><text:a xlink:type="simple" xlink:href="#__RefHeading___Toc2473_366545802" text:style-name="Index_20_Link" text:visited-style-name="Index_20_Link">System-wide environment variables<text:tab/>11</text:a></text:p>
          <text:p text:style-name="P117"><text:a xlink:type="simple" xlink:href="#__RefHeading___Toc2531_366545802" text:style-name="Index_20_Link" text:visited-style-name="Index_20_Link">Setting USB Environment Variables<text:tab/>11</text:a></text:p>
          <text:p text:style-name="P117"><text:a xlink:type="simple" xlink:href="#__RefHeading___Toc2481_366545802" text:style-name="Index_20_Link" text:visited-style-name="Index_20_Link">Flip the Camera Image:<text:tab/>13</text:a></text:p>
          <text:p text:style-name="P117"><text:a xlink:type="simple" xlink:href="#__RefHeading___Toc2483_366545802" text:style-name="Index_20_Link" text:visited-style-name="Index_20_Link">RPLIDAR Demo using ROS Viz<text:tab/>13</text:a></text:p>
          <text:p text:style-name="P117"><text:a xlink:type="simple" xlink:href="#__RefHeading___Toc2485_366545802" text:style-name="Index_20_Link" text:visited-style-name="Index_20_Link">Install MatPlotLib and SciKit – INCOMPLETE – NOT WORKING<text:tab/>13</text:a></text:p>
          <text:p text:style-name="P117"><text:a xlink:type="simple" xlink:href="#__RefHeading___Toc2487_366545802" text:style-name="Index_20_Link" text:visited-style-name="Index_20_Link">ROS Deep Learning – Dusty nv – Nvidia<text:tab/>14</text:a></text:p>
          <text:p text:style-name="P118"><text:a xlink:type="simple" xlink:href="#__RefHeading___Toc2491_366545802" text:style-name="Index_20_Link" text:visited-style-name="Index_20_Link">Testing<text:tab/>14</text:a></text:p>
          <text:p text:style-name="P118"><text:a xlink:type="simple" xlink:href="#__RefHeading___Toc2493_366545802" text:style-name="Index_20_Link" text:visited-style-name="Index_20_Link">imageNet Node<text:tab/>15</text:a></text:p>
          <text:p text:style-name="P118"><text:a xlink:type="simple" xlink:href="#__RefHeading___Toc2495_366545802" text:style-name="Index_20_Link" text:visited-style-name="Index_20_Link">detectNet Node<text:tab/>15</text:a></text:p>
          <text:p text:style-name="P117"><text:a xlink:type="simple" xlink:href="#__RefHeading___Toc2497_366545802" text:style-name="Index_20_Link" text:visited-style-name="Index_20_Link">Resizing the OpenGL Window<text:tab/>16</text:a></text:p>
          <text:p text:style-name="P117"><text:a xlink:type="simple" xlink:href="#__RefHeading___Toc2499_366545802" text:style-name="Index_20_Link" text:visited-style-name="Index_20_Link">One Optimum Way to Install / Uninstall<text:tab/>16</text:a></text:p>
          <text:p text:style-name="P118"><text:a xlink:type="simple" xlink:href="#__RefHeading___Toc2501_366545802" text:style-name="Index_20_Link" text:visited-style-name="Index_20_Link">Use CheckInstall with auto-apt<text:tab/>16</text:a></text:p>
          <text:p text:style-name="P118"><text:a xlink:type="simple" xlink:href="#__RefHeading___Toc2503_366545802" text:style-name="Index_20_Link" text:visited-style-name="Index_20_Link">Uninstalling<text:tab/>17</text:a></text:p>
        </text:index-body>
      </text:table-of-content>
      <text:p text:style-name="Text_20_body"/>
      <text:h text:style-name="P108" text:outline-level="2"><text:bookmark-start text:name="__RefHeading___Toc2505_366545802"/>Abstract<text:bookmark-end text:name="__RefHeading___Toc2505_366545802"/></text:h>
      <text:p text:style-name="P44">The following describes the technical considerations and methodologies employed while trying to assemble a <text:span text:style-name="T138">small </text:span>autonomous vehicle capable of Simultaneous Localization and Mapping (SLAM) <text:span text:style-name="T114">from LIDAR, while simultaneously, but independently employing a Single Shot Detector Neural Network receiving input from </text:span>only a single on-board 2D RGB camera for <text:span text:style-name="T114">semantic </text:span>object detection and collision avoidance. <text:s/><text:span text:style-name="T126">Further, our vehicle is intended to take a cubemap set of six photos for import into the ESRI pipeline and exported for viewing on the Oculus Go virtual reality system.</text:span></text:p>
      <text:h text:style-name="Heading_20_2" text:outline-level="2"><text:bookmark-start text:name="__RefHeading___Toc2507_366545802"/>Initial Considerations<text:bookmark-end text:name="__RefHeading___Toc2507_366545802"/></text:h>
      <text:p text:style-name="Text_20_body">The use case scenario for the vehicle is an autonomous vehicle for use in emergency situations <text:span text:style-name="T134">by C&amp;C first responders</text:span>. <text:s/>The vehicle should be capable of autonomous navigation to and from a location, using only on-board capabilities after deployment so that it can be used indoors or outside. <text:s/><text:span text:style-name="T126">Upon arrival at its destination, the vehicle should take six photos in a cubemap formation for import into the ESRI pipeline with an eventual goal to export to VR viewing on the Oculus Go. <text:s/></text:span>Our goal was to create a proof of concept (poc), and explore the current capabilities of some existing systems or platforms.</text:p>
      <text:p text:style-name="P45">We completed an initial week of investigation on a variety of current technologies and development environments. <text:s/>SITE CANVAS THREAD</text:p>
      <text:p text:style-name="P46">At this point in our research, we had not found any single solution which met our needs. <text:s/>No single solution was in our price range, while also allowing on-board AI and a LIDAR component. <text:s/>Over the course of the semester, two companies <text:span text:style-name="T127">(Nvidia and Yahboom)</text:span> have announced kits that mimic some of our solutions, however these were not available only 3 months ago. <text:s/></text:p>
      <text:p text:style-name="P46"><text:span text:style-name="T126">Nvidia offers a simple solution using their Jetson Nano, with a parts list from a variety of manufacturers, however this solution required a 3D printer, and greater electronics involvement than we were initially considering (ie. soldering at a component level), and did not include LIDAR. <text:s/></text:span></text:p>
      <text:p text:style-name="P46">MIT has a comprehensive kit and parts list, however these units exceeded our budget. <text:s/>Nvidia’s AI racecar is based off the MIT solution, putting it out of our reach as well.</text:p>
      <text:h text:style-name="Heading_20_2" text:outline-level="2"><text:bookmark-start text:name="__RefHeading___Toc2509_366545802"/>Nvidia Jetson<text:bookmark-end text:name="__RefHeading___Toc2509_366545802"/></text:h>
      <text:p text:style-name="P45">We selected the Nvidia Jetson TX2 and Nano development boards as the principal development platform. <text:s/></text:p>
      <text:p text:style-name="P45">CHART OF JETSON STATS</text:p>
      <text:p text:style-name="P48"><text:span text:style-name="T113">The Jetson development environment was chosen because of its small form factor combined with <text:s/>its on-board support for multi-threaded machine learning libraries. <text:s/>These libraries are implemented in the form of TensorFlowRT models accessed via an API using either c++ or Python, as well as PyTorch. <text:s/>Some functionality exists only in c++ libraries due to the nature of working with video images in memory. <text:s/>The API is installed as jetson.utils and they can be installed independently or as part of the </text:span><text:soft-page-break/><text:span text:style-name="T113">jetson-inference package described below. <text:s/>The processor is an ARM 64bit which is the same as the Raspberry Pi and the Arduino. <text:s/></text:span></text:p>
      <text:p text:style-name="P49"/>
      <text:h text:style-name="Heading_20_3" text:outline-level="3"><text:bookmark-start text:name="__RefHeading___Toc2511_366545802"/>Initial Setup of the TX2<text:bookmark-end text:name="__RefHeading___Toc2511_366545802"/></text:h>
      <text:p text:style-name="P13"/>
      <text:list xml:id="list3395698739" text:style-name="L1">
        <text:list-item>
          <text:p text:style-name="P28">Start Up the TX2 in Forced Reset Mode</text:p>
        </text:list-item>
        <text:list-item>
          <text:p text:style-name="P29">Plug in to a Ubuntu Linux 16 or 18 <text:span text:style-name="T95">Host Computer</text:span></text:p>
          <text:list>
            <text:list-item>
              <text:p text:style-name="P30">Remember the host will probably not be ARM proc, but the TX2 is ARM aarch64 for purposes of building software packages</text:p>
            </text:list-item>
          </text:list>
        </text:list-item>
        <text:list-item>
          <text:p text:style-name="P29">Installed Nvidia JetPack SDK on the host computer – small Lenovo w/Ubuntu 18</text:p>
          <text:list>
            <text:list-item>
              <text:p text:style-name="P29">Needs a network connection</text:p>
            </text:list-item>
            <text:list-item>
              <text:p text:style-name="P29">Check for all updates on the Host, then check again</text:p>
            </text:list-item>
          </text:list>
        </text:list-item>
        <text:list-item>
          <text:p text:style-name="P29">Connect TX2 to host via supplied USB cable</text:p>
        </text:list-item>
        <text:list-item>
          <text:p text:style-name="P29">Run the JetPack Installer on the Host to install on the TX2</text:p>
          <text:list>
            <text:list-item>
              <text:p text:style-name="P29">Will take significant time to install JetPack on Host, download the Software and Flash the TX2 for the first time. <text:s/></text:p>
            </text:list-item>
            <text:list-item>
              <text:p text:style-name="P29">JetPack caches the downloads locally on the host for next time</text:p>
            </text:list-item>
            <text:list-item>
              <text:p text:style-name="P29">The JetPack installation process will pause part way through</text:p>
            </text:list-item>
            <text:list-item>
              <text:p text:style-name="P29">Requires the TX2 to complete <text:span text:style-name="T2">its </text:span>Initial Setup <text:span text:style-name="T2">on the TX2</text:span></text:p>
            </text:list-item>
            <text:list-item>
              <text:p text:style-name="P29">Complete setup on the TX2 only through the initial setup steps (including a static IP if you have one – but static is not required at this point)</text:p>
            </text:list-item>
          </text:list>
        </text:list-item>
        <text:list-item>
          <text:p text:style-name="P29">Return to the Host Computer and complete the installation of JetPack software.</text:p>
          <text:list>
            <text:list-item>
              <text:p text:style-name="P29">You can use the default IP address to complete the setup, but you will want to make sure you note the Username and Password of the TX2 </text:p>
            </text:list-item>
            <text:list-item>
              <text:p text:style-name="P31">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31">If the TX2 does not have an internet connection you will get “Connection Failed” errors, these can be ignored for the time being.</text:p>
            </text:list-item>
          </text:list>
        </text:list-item>
      </text:list>
      <text:p text:style-name="P14"/>
      <text:h text:style-name="P104" text:outline-level="3"><text:soft-page-break/></text:h>
      <text:h text:style-name="P104" text:outline-level="3"/>
      <text:h text:style-name="P104" text:outline-level="3"><text:bookmark-start text:name="__RefHeading___Toc2513_366545802"/>Jetson Inference<text:bookmark-end text:name="__RefHeading___Toc2513_366545802"/></text:h>
      <text:p text:style-name="P47"><text:span text:style-name="T115">Per the jetson-inference Git repository:</text:span></text:p>
      <text:p text:style-name="P47">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h text:style-name="Heading_20_3" text:outline-level="3"><text:bookmark-start text:name="__RefHeading___Toc2521_366545802"/><text:span text:style-name="T100">S</text:span><text:span text:style-name="T99">ummary of the </text:span><text:span text:style-name="T101">J</text:span><text:span text:style-name="T99">etson </text:span><text:span text:style-name="T101">I</text:span><text:span text:style-name="T99">nference installation steps</text:span><text:bookmark-end text:name="__RefHeading___Toc2521_366545802"/></text:h>
      <text:list xml:id="list1916435463" text:style-name="L4">
        <text:list-item>
          <text:p text:style-name="P37"><text:span text:style-name="T100">Download, Build and Install the jetson-inference project from Git</text:span></text:p>
          <text:list>
            <text:list-item>
              <text:p text:style-name="P36"><text:a xlink:type="simple" xlink:href="https://github.com/dusty-nv/jetson-inference.git" text:style-name="Internet_20_link" text:visited-style-name="Visited_20_Internet_20_Link"><text:span text:style-name="T99">https://github.com/dusty-nv/jetson-inference.git</text:span></text:a></text:p>
            </text:list-item>
          </text:list>
        </text:list-item>
        <text:list-item>
          <text:p text:style-name="P32">Follow the instructions in the Hello World tutorial to setup and test AI – <text:span text:style-name="T3">cmake will be required many times – make sure these steps complete without errors</text:span></text:p>
          <text:list>
            <text:list-item>
              <text:p text:style-name="P68">$ sudo apt-get update</text:p>
            </text:list-item>
            <text:list-item>
              <text:p text:style-name="P96">$ sudo apt-get install git cmake libpython3-dev python3-numpy</text:p>
            </text:list-item>
            <text:list-item>
              <text:p text:style-name="P96">$ git clone --recursive https://github.com/dusty-nv/jetson-inference</text:p>
            </text:list-item>
            <text:list-item>
              <text:p text:style-name="P96">$ <text:span text:style-name="T1">cd</text:span> jetson-inference</text:p>
            </text:list-item>
            <text:list-item>
              <text:p text:style-name="P96">$ mkdir build</text:p>
            </text:list-item>
            <text:list-item>
              <text:p text:style-name="P96">$ <text:span text:style-name="T1">cd</text:span> build</text:p>
            </text:list-item>
            <text:list-item>
              <text:p text:style-name="P96">$ cmake ../</text:p>
            </text:list-item>
            <text:list-item>
              <text:p text:style-name="P96">$ make</text:p>
            </text:list-item>
            <text:list-item>
              <text:p text:style-name="P97">$ sudo make install</text:p>
            </text:list-item>
            <text:list-item>
              <text:p text:style-name="P97">$ sudo ldconfig</text:p>
            </text:list-item>
          </text:list>
        </text:list-item>
      </text:list>
      <text:p text:style-name="P64"/>
      <text:h text:style-name="Heading_20_3" text:outline-level="3"><text:bookmark-start text:name="__RefHeading___Toc2523_366545802"/>Detailed Instructions of the Above Steps<text:bookmark-end text:name="__RefHeading___Toc2523_366545802"/></text:h>
      <text:list xml:id="list4090568675" text:style-name="L5">
        <text:list-item>
          <text:p text:style-name="P55"><text:span text:style-name="T12">By default, Ubuntu comes with the </text:span><text:span text:style-name="Source_20_Text"><text:span text:style-name="T12">libpython-dev</text:span></text:span><text:span text:style-name="T12"> and </text:span><text:span text:style-name="Source_20_Text"><text:span text:style-name="T12">python-numpy</text:span></text:span><text:span text:style-name="T12"> packages pre-installed (which are for Python 2.7). Although the Python 3.6 interpreter is pre-installed by Ubuntu, the Python 3.6 development packages (</text:span><text:span text:style-name="Source_20_Text"><text:span text:style-name="T12">libpython3-dev</text:span></text:span><text:span text:style-name="T12">) and </text:span><text:span text:style-name="Source_20_Text"><text:span text:style-name="T12">python3-numpy</text:span></text:span><text:span text:style-name="T12"> are not. These development packages are required for the bindings to build using the Python C API.</text:span></text:p>
        </text:list-item>
        <text:list-item>
          <text:p text:style-name="P58"><text:soft-page-break/>So if you want the project to create bindings for Python 3.6, install these packages before proceeding:</text:p>
        </text:list-item>
        <text:list-item>
          <text:p text:style-name="P99"><text:span text:style-name="T116">$ sudo apt-get install libpython3-dev python3-numpy</text:span></text:p>
        </text:list-item>
        <text:list-item>
          <text:p text:style-name="P55"><text:span text:style-name="T12">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5">jetson.inference</text:span></text:span></text:a><text:span text:style-name="T12"> and </text:span><text:a xlink:type="simple" xlink:href="https://rawgit.com/dusty-nv/jetson-inference/python/docs/html/python/jetson.utils.html" text:style-name="Internet_20_link" text:visited-style-name="Visited_20_Internet_20_Link"><text:span text:style-name="Source_20_Text"><text:span text:style-name="T25">jetson.utils</text:span></text:span></text:a><text:span text:style-name="T12"> packages will be available to use within your Python environments.</text:span></text:p>
        </text:list-item>
        <text:list-item>
          <text:p text:style-name="P33">Install the selected Models</text:p>
        </text:list-item>
        <text:list-item>
          <text:p text:style-name="P33">Note the amount of space required – TX2 has 8GB <text:span text:style-name="T98">available </text:span>– <text:span text:style-name="T96">installing all </text:span>the models <text:span text:style-name="T96">will </text:span>take a little over 2GB</text:p>
        </text:list-item>
        <text:list-item>
          <text:p text:style-name="P34">Compile the Models</text:p>
        </text:list-item>
        <text:list-item>
          <text:p text:style-name="P69">$ <text:span text:style-name="T1">cd</text:span> jetson-inference/build <text:s text:c="9"/><text:span text:style-name="T97"># omit if working directory is already build/ from above</text:span></text:p>
        </text:list-item>
        <text:list-item>
          <text:p text:style-name="P98">$ make</text:p>
        </text:list-item>
        <text:list-item>
          <text:p text:style-name="P98">$ sudo make install</text:p>
        </text:list-item>
        <text:list-item>
          <text:p text:style-name="P98">$ sudo ldconfig</text:p>
        </text:list-item>
        <text:list-item>
          <text:p text:style-name="P56"><text:span text:style-name="T12">In the build tree, you can find the binaries residing in </text:span><text:span text:style-name="Source_20_Text"><text:span text:style-name="T12">build/aarch64/bin/</text:span></text:span><text:span text:style-name="T12">, headers in </text:span><text:span text:style-name="Source_20_Text"><text:span text:style-name="T12">build/aarch64/include/</text:span></text:span><text:span text:style-name="T12">, and libraries in </text:span><text:span text:style-name="Source_20_Text"><text:span text:style-name="T12">build/aarch64/lib/</text:span></text:span><text:span text:style-name="T12">. These also get installed under </text:span><text:span text:style-name="Source_20_Text"><text:span text:style-name="T12">/usr/local/</text:span></text:span><text:span text:style-name="T12"> during the </text:span><text:span text:style-name="Source_20_Text"><text:span text:style-name="T12">sudo make install</text:span></text:span><text:span text:style-name="T12"> step.</text:span></text:p>
        </text:list-item>
        <text:list-item>
          <text:p text:style-name="P56"><text:span text:style-name="T12">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5">jetson.inference</text:span></text:span></text:a><text:span text:style-name="T12"> and </text:span><text:a xlink:type="simple" xlink:href="https://rawgit.com/dusty-nv/jetson-inference/python/docs/html/python/jetson.utils.html" text:style-name="Internet_20_link" text:visited-style-name="Visited_20_Internet_20_Link"><text:span text:style-name="Source_20_Text"><text:span text:style-name="T25">jetson.utils</text:span></text:span></text:a><text:span text:style-name="T12"> modules also get installed during the </text:span><text:span text:style-name="Source_20_Text"><text:span text:style-name="T12">sudo make install</text:span></text:span><text:span text:style-name="T12"> step under </text:span><text:span text:style-name="Source_20_Text"><text:span text:style-name="T12">/usr/lib/python*/dist-packages/</text:span></text:span><text:span text:style-name="T12">. If you update the code, remember to run it again.</text:span></text:p>
        </text:list-item>
        <text:list-item>
          <text:p text:style-name="P57"><text:span text:style-name="T8">You will need to be in the co</text:span><text:span text:style-name="T9">r</text:span><text:span text:style-name="T8">rect directory to run the examples</text:span></text:p>
        </text:list-item>
        <text:list-item>
          <text:p text:style-name="P100"><text:span text:style-name="T30">$ </text:span><text:span text:style-name="T29">cd</text:span><text:span text:style-name="T10"> jetson-inference/build/aarch64/bin</text:span></text:p>
        </text:list-item>
        <text:list-item>
          <text:p text:style-name="P101"><text:span text:style-name="T10">R</text:span><text:span text:style-name="T8">un the Imagenet Object ID test</text:span></text:p>
        </text:list-item>
        <text:list-item>
          <text:p text:style-name="P100"><text:span text:style-name="T11">$ </text:span><text:span text:style-name="T10">./imagenet-console.py --network=googlenet images/orange_0.jpg output_0.jpg <text:s/></text:span><text:span text:style-name="T32"># --network flag is optional</text:span></text:p>
          <text:p text:style-name="P35"/>
        </text:list-item>
      </text:list>
      <text:h text:style-name="Heading_20_2" text:outline-level="2"><text:bookmark-start text:name="__RefHeading___Toc2515_366545802"/>Install VS Code – OSS version for ARM processors<text:bookmark-end text:name="__RefHeading___Toc2515_366545802"/></text:h>
      <text:p text:style-name="Text_20_body">None of the previous steps includes a full featured IDE so we found the following solution to install Microsoft’s lightweight Code IDE. <text:s/><text:span text:style-name="T130">Code was chosen because it includes built-in support for virtual environments and Git, as well as full-featured linting and code highlighting for all the programming languages in our project. <text:s/>It also comes bundled with the Anaconda distribution of Python.</text:span></text:p>
      <text:list xml:id="list4230355036" text:style-name="L8">
        <text:list-item>
          <text:p text:style-name="P52"><text:soft-page-break/>Install CURL</text:p>
          <text:list>
            <text:list-item>
              <text:p text:style-name="P52"><text:span text:style-name="T131">$ </text:span>sudo apt-get install curl</text:p>
            </text:list-item>
            <text:list-item>
              <text:p text:style-name="P51"><text:span text:style-name="Source_20_Text"><text:span text:style-name="T129">$ </text:span></text:span><text:span text:style-name="Source_20_Text"><text:span text:style-name="T128">curl -s https://packagecloud.io/install/repositories/swift-arm/vscode/script.deb.sh | sudo bash</text:span></text:span></text:p>
            </text:list-item>
            <text:list-item>
              <text:p text:style-name="P51"><text:span text:style-name="Source_20_Text"><text:span text:style-name="T129">$ </text:span></text:span><text:span text:style-name="Source_20_Text"><text:span text:style-name="T128">sudo apt-get install code-oss</text:span></text:span></text:p>
            </text:list-item>
          </text:list>
        </text:list-item>
        <text:list-item>
          <text:p text:style-name="P51"><text:span text:style-name="Source_20_Text"><text:span text:style-name="T128">Code OSS will be installed in /usr/share/applications/</text:span></text:span></text:p>
        </text:list-item>
        <text:list-item>
          <text:p text:style-name="P51"><text:span text:style-name="Source_20_Text"><text:span text:style-name="T128">Once installed you can pin it to the dock</text:span></text:span></text:p>
        </text:list-item>
        <text:list-item>
          <text:p text:style-name="P51"><text:span text:style-name="Source_20_Text"><text:span text:style-name="T128">Install the Python Extension in VS Code</text:span></text:span></text:p>
        </text:list-item>
        <text:list-item>
          <text:p text:style-name="P51"><text:span text:style-name="Source_20_Text"><text:span text:style-name="T128">Install pylint</text:span></text:span></text:p>
          <text:list>
            <text:list-item>
              <text:p text:style-name="P51"><text:span text:style-name="Source_20_Text"><text:span text:style-name="T129">$ </text:span></text:span><text:span text:style-name="Source_20_Text"><text:span text:style-name="T128">sudo pip3 install pylint</text:span></text:span></text:p>
            </text:list-item>
          </text:list>
        </text:list-item>
        <text:list-item>
          <text:p text:style-name="P51"><text:span text:style-name="Source_20_Text"><text:span text:style-name="T128">Enjoy!</text:span></text:span></text:p>
        </text:list-item>
      </text:list>
      <text:list xml:id="list71215311176213" text:continue-list="list3395698739" text:style-name="L1">
        <text:list-header>
          <text:p text:style-name="P74"><text:span text:style-name="Source_20_Text"><text:span text:style-name="T13"/></text:span></text:p>
        </text:list-header>
      </text:list>
      <text:h text:style-name="Heading_20_2" text:outline-level="2"><text:bookmark-start text:name="__RefHeading___Toc2517_366545802"/><text:span text:style-name="Source_20_Text">Set up </text:span><text:span text:style-name="Source_20_Text"><text:span text:style-name="T118">LIDAR</text:span></text:span><text:bookmark-end text:name="__RefHeading___Toc2517_366545802"/></text:h>
      <text:list xml:id="list89241012" text:style-name="L6">
        <text:list-item>
          <text:p text:style-name="P88"><text:span text:style-name="Source_20_Text"><text:span text:style-name="T22">Plug the rpLIDAR into the TX2 USB via the supplied UART to micro USB converter.</text:span></text:span></text:p>
        </text:list-item>
        <text:list-item>
          <text:p text:style-name="P88"><text:span text:style-name="Source_20_Text"><text:span text:style-name="T22">I</text:span></text:span><text:span text:style-name="Source_20_Text"><text:span text:style-name="T14">nstall the rplidar libraries</text:span></text:span></text:p>
          <text:p text:style-name="P109"><text:span text:style-name="Source_20_Text">sudo pip3 install rplidar</text:span></text:p>
          <text:p text:style-name="P109"><text:span text:style-name="Source_20_Text"/></text:p>
        </text:list-item>
        <text:list-item>
          <text:p text:style-name="P87"><text:span text:style-name="Source_20_Text"><text:span text:style-name="T22">We used the following </text:span></text:span><text:span text:style-name="Source_20_Text"><text:span text:style-name="T17">Python test code from RPLIDAR.</text:span></text:span></text:p>
        </text:list-item>
      </text:list>
      <text:p text:style-name="P116"><text:span text:style-name="Source_20_Text"><text:span text:style-name="T117"/></text:span></text:p>
      <text:list xml:id="list71214475920616" text:continue-list="list71215311176213" text:style-name="L1">
        <text:list-item>
          <text:list>
            <text:list-item>
              <text:list>
                <text:list-header>
                  <text:p text:style-name="P112"><text:span text:style-name="Source_20_Text"><text:span text:style-name="T117">from rplidar import RPLidar</text:span></text:span></text:p>
                  <text:p text:style-name="P113">lidar = RPLidar('/dev/ttyUSB0')</text:p>
                  <text:p text:style-name="P114"/>
                  <text:p text:style-name="P114">info = lidar.get_info()</text:p>
                </text:list-header>
              </text:list>
            </text:list-item>
          </text:list>
        </text:list-item>
      </text:list>
      <text:p text:style-name="P115">print(info)</text:p>
      <text:p text:style-name="P115"/>
      <text:p text:style-name="P115">health = lidar.get_health()</text:p>
      <text:p text:style-name="P111"><text:span text:style-name="T117">prin</text:span>t(health)</text:p>
      <text:p text:style-name="P110"/>
      <text:p text:style-name="P110">for i, scan in enumerate(lidar.iter_scans()):</text:p>
      <text:p text:style-name="P110">print('%d: Got %d measurments' % (i, len(scan)))</text:p>
      <text:p text:style-name="P110">if i &gt; 10:</text:p>
      <text:p text:style-name="P110">break</text:p>
      <text:p text:style-name="P110"/>
      <text:p text:style-name="P110">lidar.stop()</text:p>
      <text:p text:style-name="P110">lidar.stop_motor()</text:p>
      <text:p text:style-name="P110">lidar.disconnect()</text:p>
      <text:p text:style-name="Code_20_-_20_program"><text:span text:style-name="Source_20_Text"/></text:p>
      <text:h text:style-name="Heading_20_3" text:outline-level="3"><text:bookmark-start text:name="__RefHeading___Toc2519_366545802"/><text:soft-page-break/><text:span text:style-name="Source_20_Text"><text:span text:style-name="T120">If you get the following error when you try to connect:</text:span></text:span><text:bookmark-end text:name="__RefHeading___Toc2519_366545802"/></text:h>
      <text:p text:style-name="Code_20_-_20_Error"><text:span text:style-name="Source_20_Text">rplidar.RPLidarException: Failed to connect to the sensor due to: [Errno 13] could not open port /dev/ttyUSB0: [Errno 13] Permission denied: '/dev/ttyUSB0'</text:span></text:p>
      <text:list xml:id="list1053549004" text:style-name="L9">
        <text:list-item>
          <text:p text:style-name="P93"><text:span text:style-name="Source_20_Text"><text:span text:style-name="T15">you need to add yourself to the </text:span></text:span><text:span text:style-name="Source_20_Text"><text:span text:style-name="T16">tty </text:span></text:span><text:span text:style-name="Source_20_Text"><text:span text:style-name="T17">or dialout </text:span></text:span><text:span text:style-name="Source_20_Text"><text:span text:style-name="T16">Group </text:span></text:span><text:span text:style-name="Source_20_Text"><text:span text:style-name="T18">then restart</text:span></text:span></text:p>
          <text:list>
            <text:list-item>
              <text:p text:style-name="P93"><text:span text:style-name="Source_20_Text"><text:span text:style-name="T16">sudo gpasswd -a autobot tty</text:span></text:span></text:p>
            </text:list-item>
            <text:list-item>
              <text:p text:style-name="P93"><text:span text:style-name="Source_20_Text"><text:span text:style-name="T5">sudo usermod -a -G dialout </text:span></text:span><text:span text:style-name="Source_20_Text"><text:span text:style-name="T16">autobot</text:span></text:span></text:p>
            </text:list-item>
          </text:list>
        </text:list-item>
        <text:list-item>
          <text:p text:style-name="P92"><text:span text:style-name="Source_20_Text"><text:span text:style-name="T18">Restart</text:span></text:span></text:p>
        </text:list-item>
      </text:list>
      <text:h text:style-name="Heading_20_3" text:outline-level="3"><text:bookmark-start text:name="__RefHeading___Toc2525_366545802"/><text:span text:style-name="Source_20_Text"><text:span text:style-name="T118">Install and test rplidar SDK</text:span></text:span><text:bookmark-end text:name="__RefHeading___Toc2525_366545802"/></text:h>
      <text:p text:style-name="P89"><text:span text:style-name="Source_20_Text"><text:span text:style-name="T19"/></text:span></text:p>
      <text:list xml:id="list25289497" text:style-name="L7">
        <text:list-item>
          <text:p text:style-name="P90"><text:span text:style-name="Source_20_Text"><text:span text:style-name="T19">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90"><text:span text:style-name="Source_20_Text"><text:span text:style-name="T19">cd rplidar_sdk/sdk</text:span></text:span></text:p>
        </text:list-item>
        <text:list-item>
          <text:p text:style-name="P90"><text:span text:style-name="Source_20_Text"><text:span text:style-name="T19">make</text:span></text:span></text:p>
        </text:list-item>
        <text:list-item>
          <text:p text:style-name="P90"><text:span text:style-name="Source_20_Text"><text:span text:style-name="T19">cd output/Linux/</text:span></text:span><text:span text:style-name="Source_20_Text"><text:span text:style-name="T20">Release</text:span></text:span></text:p>
        </text:list-item>
        <text:list-item>
          <text:p text:style-name="P90"><text:span text:style-name="Source_20_Text"><text:span text:style-name="T20">./simple_grabber /dev/ttyUSB0</text:span></text:span></text:p>
        </text:list-item>
      </text:list>
      <text:h text:style-name="Heading_20_2" text:outline-level="2"><text:bookmark-start text:name="__RefHeading___Toc2527_366545802"/><text:span text:style-name="Source_20_Text"><text:span text:style-name="T118">Install and test ROS (Melodic)</text:span></text:span><text:bookmark-end text:name="__RefHeading___Toc2527_366545802"/></text:h>
      <text:list xml:id="list71215621766363" text:continue-list="list71214475920616" text:style-name="L1">
        <text:list-item>
          <text:list>
            <text:list-item>
              <text:list>
                <text:list-item>
                  <text:p text:style-name="P75"><text:span text:style-name="Source_20_Text"><text:span text:style-name="T21">cd to Home directory</text:span></text:span></text:p>
                  <text:list>
                    <text:list-item>
                      <text:p text:style-name="P75"><text:span text:style-name="Source_20_Text"><text:span text:style-name="T21">cd ~</text:span></text:span></text:p>
                    </text:list-item>
                  </text:list>
                </text:list-item>
                <text:list-item>
                  <text:p text:style-name="P76"><text:span text:style-name="Source_20_Text"><text:span text:style-name="T35">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74">follow the Ubuntu guide</text:span></text:span></text:a><text:span text:style-name="Source_20_Text"><text:span text:style-name="T33"> </text:span></text:span><text:span text:style-name="Source_20_Text"><text:span text:style-name="T35">for instructions on doing this.</text:span></text:span></text:p>
                  <text:list>
                    <text:list-item>
                      <text:p text:style-name="P76"><text:a xlink:type="simple" xlink:href="https://help.ubuntu.com/community/Repositories/Ubuntu" text:style-name="Internet_20_link" text:visited-style-name="Visited_20_Internet_20_Link"><text:span text:style-name="Source_20_Text"><text:span text:style-name="T35">https://help.ubuntu.com/community/Repositories/Ubuntu</text:span></text:span></text:a></text:p>
                    </text:list-item>
                  </text:list>
                </text:list-item>
                <text:list-item>
                  <text:p text:style-name="P41"><text:span text:style-name="Source_20_Text"><text:span text:style-name="T35">Setup your computer to accept software from packages.ros.org.</text:span></text:span></text:p>
                  <text:list>
                    <text:list-item>
                      <text:p text:style-name="P38"><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41"><text:bookmark text:name="Installation.2BAC8-Ubuntu.2BAC8-Sources.Set_up_your_keys"/><text:span text:style-name="Source_20_Text"><text:span text:style-name="T34">Set up your keys</text:span></text:span></text:p>
                  <text:list>
                    <text:list-item>
                      <text:p text:style-name="P70">curl -sSL 'http://keyserver.ubuntu.com/pks/lookup?op=get&amp;search=0xC1CF6E31E6BADE8868B172B4F42ED6FBAB17C654' | sudo apt-key add -</text:p>
                    </text:list-item>
                  </text:list>
                </text:list-item>
                <text:list-item>
                  <text:p text:style-name="P75"><text:span text:style-name="Source_20_Text"><text:span text:style-name="T36">Update package list</text:span></text:span></text:p>
                  <text:list>
                    <text:list-item>
                      <text:p text:style-name="P75"><text:span text:style-name="Source_20_Text"><text:span text:style-name="T53">sudo apt update</text:span></text:span></text:p>
                    </text:list-item>
                  </text:list>
                </text:list-item>
                <text:list-item>
                  <text:p text:style-name="P77"><text:span text:style-name="Source_20_Text"><text:span text:style-name="T37">install ROS Desktop (Not Desktop-Full)</text:span></text:span></text:p>
                  <text:list>
                    <text:list-item>
                      <text:p text:style-name="P77"><text:span text:style-name="Source_20_Text"><text:span text:style-name="T37">sudo apt install ros-melodic-desktop</text:span></text:span></text:p>
                    </text:list-item>
                  </text:list>
                </text:list-item>
                <text:list-item>
                  <text:p text:style-name="P77"><text:span text:style-name="Source_20_Text"><text:span text:style-name="T37">Initialize ROS Dep</text:span></text:span></text:p>
                  <text:list>
                    <text:list-item>
                      <text:p text:style-name="P77"><text:soft-page-break/><text:span text:style-name="Source_20_Text"><text:span text:style-name="T54">sudo rosdep init</text:span></text:span></text:p>
                    </text:list-item>
                    <text:list-item>
                      <text:p text:style-name="P71"><text:bookmark text:name="line-2-1"/>rosdep update</text:p>
                    </text:list-item>
                  </text:list>
                </text:list-item>
                <text:list-item>
                  <text:p text:style-name="P78"><text:span text:style-name="Source_20_Text"><text:span text:style-name="T38">Environment Setup - It's convenient if the ROS environment variables are automatically added to your bash session every time a new shell is launched:</text:span></text:span></text:p>
                  <text:list>
                    <text:list-item>
                      <text:p text:style-name="P78"><text:span text:style-name="Source_20_Text"><text:span text:style-name="T55">echo "source /opt/ros/melodic/setup.bash" &gt;&gt; ~/.bashrc</text:span></text:span></text:p>
                    </text:list-item>
                    <text:list-item>
                      <text:p text:style-name="P72"><text:bookmark text:name="melodic.2BAC8-Installation.2BAC8-DebEnvironment.line-2-1"/>source ~/.bashrc</text:p>
                    </text:list-item>
                  </text:list>
                </text:list-item>
                <text:list-item>
                  <text:p text:style-name="P78"><text:span text:style-name="Source_20_Text"><text:span text:style-name="T38">Dependencies for building packages</text:span></text:span></text:p>
                  <text:list>
                    <text:list-item>
                      <text:p text:style-name="P78"><text:span text:style-name="Source_20_Text"><text:span text:style-name="T55">sudo apt install python-rosinstall python-rosinstall-generator python-wstool build-essential</text:span></text:span></text:p>
                    </text:list-item>
                  </text:list>
                </text:list-item>
                <text:list-item>
                  <text:p text:style-name="P78"><text:span text:style-name="Source_20_Text"><text:span text:style-name="T38">Check your installation</text:span></text:span></text:p>
                  <text:list>
                    <text:list-item>
                      <text:p text:style-name="P78"><text:span text:style-name="Source_20_Text"><text:span text:style-name="T55">printenv | grep ROS</text:span></text:span></text:p>
                    </text:list-item>
                  </text:list>
                </text:list-item>
                <text:list-item>
                  <text:p text:style-name="P78"><text:span text:style-name="Source_20_Text"><text:span text:style-name="T55">Source the Environment</text:span></text:span></text:p>
                  <text:list>
                    <text:list-item>
                      <text:p text:style-name="P78"><text:span text:style-name="Source_20_Text"><text:span text:style-name="T55">source /opt/ros/melodic/setup.bash</text:span></text:span></text:p>
                    </text:list-item>
                  </text:list>
                </text:list-item>
                <text:list-item>
                  <text:p text:style-name="P79"><text:span text:style-name="Source_20_Text"><text:span text:style-name="T57">install catkin_pkg</text:span></text:span></text:p>
                  <text:list>
                    <text:list-item>
                      <text:p text:style-name="P79"><text:span text:style-name="Source_20_Text"><text:span text:style-name="T57">sudo pip3 install catkin_pkg</text:span></text:span></text:p>
                    </text:list-item>
                  </text:list>
                </text:list-item>
              </text:list>
            </text:list-item>
            <text:list-item>
              <text:p text:style-name="P78"><text:span text:style-name="Source_20_Text"><text:span text:style-name="T38">Create a catkin workspace</text:span></text:span></text:p>
              <text:list>
                <text:list-item>
                  <text:p text:style-name="P78"><text:span text:style-name="Source_20_Text"><text:span text:style-name="T55">mkdir -p ~/bot_catkin_ws/src</text:span></text:span></text:p>
                </text:list-item>
                <text:list-item>
                  <text:p text:style-name="P78"><text:span text:style-name="Source_20_Text"><text:span text:style-name="T38">cd bot_catkin_ws</text:span></text:span></text:p>
                </text:list-item>
                <text:list-item>
                  <text:p text:style-name="P80"><text:span text:style-name="Source_20_Text"><text:span text:style-name="T39">you may need to install cmake</text:span></text:span></text:p>
                  <text:list>
                    <text:list-item>
                      <text:p text:style-name="P80"><text:span text:style-name="Source_20_Text"><text:span text:style-name="T39">download the tar ball</text:span></text:span></text:p>
                    </text:list-item>
                    <text:list-item>
                      <text:p text:style-name="P80"><text:span text:style-name="Source_20_Text"><text:span text:style-name="T39">extract</text:span></text:span></text:p>
                    </text:list-item>
                    <text:list-item>
                      <text:p text:style-name="P80"><text:span text:style-name="Source_20_Text"><text:span text:style-name="T39">./bootstrap &amp;&amp; make &amp;&amp; sudo make install</text:span></text:span></text:p>
                    </text:list-item>
                  </text:list>
                </text:list-item>
                <text:list-item>
                  <text:p text:style-name="P79"><text:span text:style-name="Source_20_Text"><text:span text:style-name="T57">The first time in any new directory you must use the following, after that you can use just cmake</text:span></text:span></text:p>
                  <text:list>
                    <text:list-item>
                      <text:p text:style-name="P79"><text:span text:style-name="Source_20_Text"><text:span text:style-name="T55">catkin_make -DPYTHON_EXECUTABLE=/usr/bin/python3 -DPYTHON_INCLUDE_DIR=/usr/include/python3.</text:span></text:span><text:span text:style-name="Source_20_Text"><text:span text:style-name="T56">6</text:span></text:span><text:span text:style-name="Source_20_Text"><text:span text:style-name="T55">m -DPYTHON_LIBRARY=/usr/lib/libpython3.</text:span></text:span><text:span text:style-name="Source_20_Text"><text:span text:style-name="T56">6</text:span></text:span><text:span text:style-name="Source_20_Text"><text:span text:style-name="T55">m.so</text:span></text:span></text:p>
                    </text:list-item>
                  </text:list>
                </text:list-item>
                <text:list-item>
                  <text:p text:style-name="P79"><text:span text:style-name="Source_20_Text"><text:span text:style-name="T40">Source the new catkin overlay</text:span></text:span></text:p>
                  <text:list>
                    <text:list-item>
                      <text:p text:style-name="P79"><text:span text:style-name="Source_20_Text"><text:span text:style-name="T57">source devel/setup.bash</text:span></text:span></text:p>
                    </text:list-item>
                  </text:list>
                </text:list-item>
                <text:list-item>
                  <text:p text:style-name="P79"><text:span text:style-name="Source_20_Text"><text:span text:style-name="T40">To make sure your workspace is properly overlayed by the setup script, make sure </text:span></text:span><text:span text:style-name="Source_20_Text"><text:span text:style-name="Teletype"><text:span text:style-name="T61">ROS_PACKAGE_PATH</text:span></text:span></text:span><text:span text:style-name="Source_20_Text"><text:span text:style-name="T40"> environment variable includes the directory you're in.</text:span></text:span></text:p>
                  <text:list>
                    <text:list-item>
                      <text:p text:style-name="P79"><text:span text:style-name="Source_20_Text"><text:span text:style-name="T57">echo $ROS_PACKAGE_PATH</text:span></text:span></text:p>
                    </text:list-item>
                  </text:list>
                </text:list-item>
                <text:list-item>
                  <text:p text:style-name="P81"><text:span text:style-name="Source_20_Text"><text:span text:style-name="T41">cd /src</text:span></text:span></text:p>
                </text:list-item>
                <text:list-item>
                  <text:p text:style-name="P81"><text:span text:style-name="Source_20_Text"><text:span text:style-name="T41">clone the rplidar_ros</text:span></text:span></text:p>
                  <text:list>
                    <text:list-item>
                      <text:p text:style-name="P81"><text:span text:style-name="Source_20_Text"><text:span text:style-name="T41">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82"><text:span text:style-name="Source_20_Text"><text:span text:style-name="T42">cd ..</text:span></text:span></text:p>
                </text:list-item>
                <text:list-item>
                  <text:p text:style-name="P82"><text:span text:style-name="Source_20_Text"><text:span text:style-name="T42">Confirm the overlay</text:span></text:span></text:p>
                  <text:list>
                    <text:list-item>
                      <text:p text:style-name="P82"><text:span text:style-name="Source_20_Text"><text:span text:style-name="T42">source devel/setup.bash</text:span></text:span></text:p>
                    </text:list-item>
                  </text:list>
                </text:list-item>
                <text:list-item>
                  <text:p text:style-name="P82"><text:soft-page-break/><text:span text:style-name="Source_20_Text"><text:span text:style-name="T42">Run catkin_make</text:span></text:span></text:p>
                  <text:list>
                    <text:list-item>
                      <text:p text:style-name="P82"><text:span text:style-name="Source_20_Text"><text:span text:style-name="T42">catkin_make</text:span></text:span></text:p>
                    </text:list-item>
                  </text:list>
                </text:list-item>
                <text:list-item>
                  <text:p text:style-name="P82"><text:span text:style-name="Source_20_Text"><text:span text:style-name="T42">roslaunch rplidar_ros view_rplidar.launch</text:span></text:span></text:p>
                </text:list-item>
                <text:list-item>
                  <text:p text:style-name="P83"><text:span text:style-name="Source_20_Text"><text:span text:style-name="T44">Might need to change the USB port in the launch file</text:span></text:span></text:p>
                  <text:list>
                    <text:list-item>
                      <text:p text:style-name="P84"><text:span text:style-name="Source_20_Text"><text:span text:style-name="T46">ProTip for sorting USB:</text:span></text:span></text:p>
                      <text:list>
                        <text:list-item>
                          <text:p text:style-name="P42"><text:span text:style-name="Source_20_Text"><text:span text:style-name="T80">Store list of devices before plugging in Device</text:span></text:span></text:p>
                          <text:list>
                            <text:list-item>
                              <text:p text:style-name="P42"><text:span text:style-name="Source_20_Text"><text:span text:style-name="T78">ls /dev/ &gt; dev_list_1.txt</text:span></text:span></text:p>
                            </text:list-item>
                          </text:list>
                        </text:list-item>
                        <text:list-item>
                          <text:p text:style-name="P42"><text:span text:style-name="T79">Then run this after you plug it </text:span><text:span text:style-name="T81">in</text:span></text:p>
                          <text:list>
                            <text:list-item>
                              <text:p text:style-name="P42"><text:span text:style-name="Source_20_Text"><text:span text:style-name="T78">ls /dev/ | diff --suppress-common-lines -y – dev_list_1.txt</text:span></text:span></text:p>
                            </text:list-item>
                          </text:list>
                        </text:list-item>
                      </text:list>
                    </text:list-item>
                  </text:list>
                </text:list-item>
              </text:list>
            </text:list-item>
          </text:list>
        </text:list-item>
      </text:list>
      <text:p text:style-name="P26"><text:span text:style-name="Source_20_Text"><text:span text:style-name="T78"/></text:span></text:p>
      <text:h text:style-name="Heading_20_3" text:outline-level="3"><text:bookmark-start text:name="__RefHeading___Toc2467_366545802"/><text:span text:style-name="Source_20_Text"><text:span text:style-name="T118">RPLIDAR </text:span></text:span><text:span text:style-name="Source_20_Text"><text:span text:style-name="T121">W</text:span></text:span><text:span text:style-name="Source_20_Text"><text:span text:style-name="T118">on’t stop – </text:span></text:span><text:span text:style-name="Source_20_Text"><text:span text:style-name="T122">Still not working properly</text:span></text:span><text:bookmark-end text:name="__RefHeading___Toc2467_366545802"/></text:h>
      <text:list xml:id="list3854851289" text:style-name="L2">
        <text:list-item>
          <text:p text:style-name="P59"><text:s/><text:span text:style-name="T132">Uses a powered USB hub</text:span></text:p>
        </text:list-item>
        <text:list-item>
          <text:p text:style-name="P60">add 2 lines of command</text:p>
          <text:list>
            <text:list-item>
              <text:p text:style-name="P60">$ source /home/{user}/catkin_ws/devel/setup.bash </text:p>
            </text:list-item>
            <text:list-item>
              <text:p text:style-name="P60">$ source /opt/ros/kinetic/setup.bash</text:p>
            </text:list-item>
          </text:list>
        </text:list-item>
      </text:list>
      <text:p text:style-name="P62"/>
      <text:h text:style-name="Heading_20_2" text:outline-level="2"><text:bookmark-start text:name="__RefHeading___Toc2529_366545802"/>Connecting the <text:span text:style-name="T135">Jetsons</text:span> to the Motors <text:span text:style-name="T136">and Servos</text:span><text:bookmark-end text:name="__RefHeading___Toc2529_366545802"/></text:h>
      <text:p text:style-name="P50">Both the Nano and the TX2 list a 40-pin Raspberry Pi style connector on the development board. <text:s/>As we would discover, there are actually variations between the Pi version and the Nvidia versions, and even some differences in pins between the Nvidia models. <text:s/>This meant significant customization was required to use the hardware diagrams and software programs written by any other projects. <text:s/>It also meant that the motor control unit that was intended to control the bot was not usable in its current configuration via a simple 40 pin connector cable. <text:s/>It would require a re-mapping of pins to make this combination work with our TX2 or Nano developer boards.</text:p>
      <text:p text:style-name="P50">We were able to make the bot move easily during week 3 when we set up the bot with a Raspberry Pi controller instead of the Nvidia boards. <text:s/>However, due to the difference in pin configurations, simply swapping out the Raspberry Pi board for the Nano or TX2 would not work. <text:s/>And the Pi does not have the processing power to handle the on-board AI. <text:s/>So we decided we would use the Nvidia Jetson Racecar solution for motor and servo control.</text:p>
      <text:p text:style-name="Text_20_body"><text:span text:style-name="Source_20_Text"><text:span text:style-name="T118">The TX2 and NANO do not have the same support for on-board Pulse Wave Modulation </text:span></text:span><text:span text:style-name="Source_20_Text"><text:span text:style-name="T119">(PWM)</text:span></text:span><text:span text:style-name="Source_20_Text"><text:span text:style-name="T118"> via the GPIO pins on the 40pin connector that the Pi has, and they have no software pwm via GPIO whereas the Pi has PWM control for every pin. <text:s/></text:span></text:span><text:span text:style-name="Source_20_Text"><text:span text:style-name="T119">There is a library available to mimic the software solution, and we would use that in conjunction with a separate PWM control module via I2C. <text:s/></text:span></text:span><text:span text:style-name="Source_20_Text"><text:span text:style-name="T118">The Nvidia development boards use the I2C standard for communication. <text:s/>This allows for more powerful </text:span></text:span><text:soft-page-break/><text:span text:style-name="Source_20_Text"><text:span text:style-name="T118">types of serial communication than PWM, however it makes </text:span></text:span><text:span text:style-name="Source_20_Text"><text:span text:style-name="T119">it a little more tricky to</text:span></text:span><text:span text:style-name="Source_20_Text"><text:span text:style-name="T118"> use the smaller “</text:span></text:span><text:span text:style-name="Source_20_Text"><text:span text:style-name="T119">hobby” </text:span></text:span><text:span text:style-name="Source_20_Text"><text:span text:style-name="T118">servos and motors that our project was employing at this stage.</text:span></text:span></text:p>
      <text:p text:style-name="P1"><text:span text:style-name="Source_20_Text"><text:span text:style-name="T48"/></text:span></text:p>
      <text:h text:style-name="Heading_20_3" text:outline-level="3"><text:bookmark-start text:name="__RefHeading___Toc2469_366545802"/><text:span text:style-name="Source_20_Text"><text:span text:style-name="T111">PCA</text:span></text:span><text:span text:style-name="Source_20_Text">9685 Adafruit PCM</text:span><text:bookmark-end text:name="__RefHeading___Toc2469_366545802"/></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22"><text:span text:style-name="Source_20_Text"><text:span text:style-name="T4">sudo pip3 install adafruit-circuitpython-servokit</text:span></text:span></text:p>
      <text:p text:style-name="Text_20_body"><text:span text:style-name="Source_20_Text"/></text:p>
      <text:h text:style-name="Heading_20_2" text:outline-level="2"><text:bookmark-start text:name="__RefHeading___Toc2471_366545802"/><text:span text:style-name="Source_20_Text"><text:span text:style-name="T118">Using ROS</text:span></text:span><text:bookmark-end text:name="__RefHeading___Toc2471_366545802"/></text:h>
      <text:p text:style-name="Text_20_body"><text:span text:style-name="Source_20_Text"><text:span text:style-name="T52">ROS is the Robot Operating System. <text:s/>It is a development framework for robotic development. <text:s/></text:span></text:span><text:span text:style-name="Source_20_Text">ROS</text:span><text:span text:style-name="Source_20_Text"><text:span text:style-name="T52"> works off of a central core known as ROS Core. <text:s/>After starting the Core process, a variety of other nodes can be connected to the Core. <text:s/>This means that any given node can use any other node’s output for input as long as it meets the Core’s requirements for communicating.</text:span></text:span></text:p>
      <text:p text:style-name="P53"><text:span text:style-name="Source_20_Text"><text:span text:style-name="T52">We were able to access the point data from the rpLIDAR both via Python and via a ROS node and ROS Viz. <text:s/>The data from the LIDAR arrives in the form of an angle (theta) and a distance (range).</text:span></text:span></text:p>
      <text:p text:style-name="P53"><text:span text:style-name="Source_20_Text"><text:span text:style-name="T52">It was our intent to use ROS to provide a solution for navigation and SLAM. <text:s/>Unfortunately, while implementing the solution, it was discovered that the ROS Navigation packages require odometry data and/or an Intel or AMD 64 bit processor.</text:span></text:span></text:p>
      <text:p text:style-name="P94"><text:span text:style-name="Source_20_Text"><text:span text:style-name="T52"/></text:span></text:p>
      <text:list xml:id="list1995733815" text:style-name="L3">
        <text:list-item>
          <text:p text:style-name="P85"><text:span text:style-name="Source_20_Text"><text:span text:style-name="T43">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75">environment variables</text:span></text:span></text:a><text:span text:style-name="Source_20_Text"><text:span text:style-name="T43"> like </text:span></text:span><text:a xlink:type="simple" xlink:href="http://wiki.ros.org/ROS/EnvironmentVariables#ROS_ROOT" text:style-name="Internet_20_link" text:visited-style-name="Visited_20_Internet_20_Link"><text:span text:style-name="Source_20_Text"><text:span text:style-name="T75">ROS_ROOT</text:span></text:span></text:a><text:span text:style-name="Source_20_Text"><text:span text:style-name="T43"> and </text:span></text:span><text:a xlink:type="simple" xlink:href="http://wiki.ros.org/ROS/EnvironmentVariables#ROS_PACKAGE_PATH" text:style-name="Internet_20_link" text:visited-style-name="Visited_20_Internet_20_Link"><text:span text:style-name="Source_20_Text"><text:span text:style-name="T75">ROS_PACKAGE_PATH</text:span></text:span></text:a><text:span text:style-name="Source_20_Text"><text:span text:style-name="T43"> are set:</text:span></text:span></text:p>
          <text:list>
            <text:list-item>
              <text:p text:style-name="P85"><text:span text:style-name="Source_20_Text"><text:span text:style-name="T58">printenv | grep ROS</text:span></text:span></text:p>
            </text:list-item>
          </text:list>
        </text:list-item>
        <text:list-item>
          <text:p text:style-name="P85"><text:span text:style-name="Source_20_Text"><text:span text:style-name="T45">Need to run this in every new shell unless added to .bashrc</text:span></text:span></text:p>
          <text:list>
            <text:list-item>
              <text:p text:style-name="P85"><text:span text:style-name="Source_20_Text"><text:span text:style-name="T59">source /opt/ros/melodic/setup.bash</text:span></text:span></text:p>
            </text:list-item>
          </text:list>
        </text:list-item>
        <text:list-item>
          <text:p text:style-name="P85"><text:span text:style-name="Source_20_Text"><text:span text:style-name="T45">To make sure your workspace is properly overlayed by the setup script, make sure </text:span></text:span><text:span text:style-name="Source_20_Text"><text:span text:style-name="Teletype"><text:span text:style-name="T62">ROS_PACKAGE_PATH</text:span></text:span></text:span><text:span text:style-name="Source_20_Text"><text:span text:style-name="T45"> environment variable includes the directory you're in.</text:span></text:span></text:p>
          <text:list>
            <text:list-item>
              <text:p text:style-name="P85"><text:span text:style-name="Source_20_Text"><text:span text:style-name="T59">echo $ROS_PACKAGE_PATH</text:span></text:span></text:p>
            </text:list-item>
          </text:list>
        </text:list-item>
        <text:list-item>
          <text:p text:style-name="P86"><text:span text:style-name="Source_20_Text"><text:span text:style-name="T60">Make sure to allow access to the USB</text:span></text:span></text:p>
          <text:list>
            <text:list-item>
              <text:p text:style-name="P86"><text:span text:style-name="Source_20_Text"><text:span text:style-name="T76">sudo chmod 666 /</text:span></text:span><text:span text:style-name="Source_20_Text"><text:span text:style-name="T77">dev/</text:span></text:span><text:span text:style-name="Source_20_Text"><text:span text:style-name="T76">tty</text:span></text:span><text:span text:style-name="Source_20_Text"><text:span text:style-name="T77">USB</text:span></text:span><text:span text:style-name="Source_20_Text"><text:span text:style-name="T76">0</text:span></text:span></text:p>
            </text:list-item>
          </text:list>
        </text:list-item>
      </text:list>
      <text:p text:style-name="P2"><text:span text:style-name="Source_20_Text"><text:span text:style-name="T45"/></text:span></text:p>
      <text:p text:style-name="P3"><text:soft-page-break/><text:span text:style-name="Source_20_Text"><text:span text:style-name="T47">Notes:</text:span></text:span></text:p>
      <text:p text:style-name="P3"><text:span text:style-name="Source_20_Text"><text:span text:style-name="T47"/></text:span></text:p>
      <text:p text:style-name="P3"><text:span text:style-name="Source_20_Text"><text:span text:style-name="T47"><text:s text:c="2"/>WARNING: The script jupyter-console is installed in '/home/autobot/.local/bin' which is not on PATH.</text:span></text:span></text:p>
      <text:p text:style-name="P3"><text:span text:style-name="Source_20_Text"><text:span text:style-name="T47"><text:s text:c="2"/>Consider adding this directory to PATH or, if you prefer to suppress this warning, use –no-warn-script-location.</text:span></text:span></text:p>
      <text:p text:style-name="P3"><text:span text:style-name="Source_20_Text"><text:span text:style-name="T47"/></text:span></text:p>
      <text:h text:style-name="Heading_20_2" text:outline-level="2"><text:bookmark text:name="System-wide_environment_variables"/><text:bookmark-start text:name="__RefHeading___Toc2473_366545802"/><text:span text:style-name="Source_20_Text">System-wide environment variables</text:span><text:bookmark-end text:name="__RefHeading___Toc2473_366545802"/></text:h>
      <text:p text:style-name="Text_20_body"><text:bookmark text:name="line-152"/>A suitable file for environment variable settings that affect the system as a whole (rather than just a particular user) is  <text:span text:style-name="Strong_20_Emphasis">/etc/environment</text:span>. An alternative is to create a file for the purpose in the <text:span text:style-name="Strong_20_Emphasis">/etc/profile.d</text:span> directory.<text:bookmark text:name="line-153"/><text:bookmark text:name="line-154"/></text:p>
      <text:p text:style-name="Text_20_body"><text:bookmark text:name="A.2Fetc.2Fenvironment"/><text:bookmark-start text:name="__RefHeading___Toc2475_366545802"/>/etc/environment<text:bookmark-end text:name="__RefHeading___Toc2475_366545802"/></text:p>
      <text:p text:style-name="Text_20_body"><text:bookmark text:name="line-155"/>This file is specifically meant for system-wide environment variable settings. It is not a script file, but rather consists of assignment expressions, one per line.<text:bookmark text:name="line-156"/><text:bookmark text:name="line-157"/></text:p>
      <text:p text:style-name="Text_20_body"><text:bookmark text:name="line-158"/><text:bookmark text:name="line-159"/><text:bookmark text:name="line-1-15"/>FOO=bar</text:p>
      <text:p text:style-name="Text_20_body"><text:bookmark text:name="line-160"/><text:bookmark text:name="line-161"/><text:span text:style-name="Strong_20_Emphasis">Note:</text:span> Variable expansion does not work in <text:span text:style-name="Strong_20_Emphasis">/etc/environment</text:span>.<text:bookmark text:name="line-162"/><text:bookmark text:name="line-163"/></text:p>
      <text:p text:style-name="Text_20_body"><text:bookmark text:name="A.2Fetc.2Fprofile.d.2F.2A.sh"/><text:bookmark-start text:name="__RefHeading___Toc2477_366545802"/>/etc/profile.d/*.sh<text:bookmark-end text:name="__RefHeading___Toc2477_366545802"/></text:p>
      <text:p text:style-name="Text_20_body"><text:bookmark text:name="line-164"/>Files with the .sh extension in the <text:span text:style-name="Strong_20_Emphasis">/etc/profile.d</text:span> directory get executed whenever a bash login shell is entered (e.g. when logging in from the console or over ssh), as well as by the DisplayManager when the desktop session loads.<text:bookmark text:name="line-165"/><text:bookmark text:name="line-166"/></text:p>
      <text:p text:style-name="Text_20_body">You can for instance create the file <text:span text:style-name="Strong_20_Emphasis">/etc/profile.d/myenvvars.sh</text:span> and set variables like this:<text:bookmark text:name="line-167"/><text:bookmark text:name="line-168"/></text:p>
      <text:p text:style-name="Text_20_body"><text:bookmark text:name="line-169"/><text:bookmark text:name="line-170"/><text:bookmark text:name="line-171"/><text:bookmark text:name="line-1-16"/>export JAVA_HOME=/usr/lib/jvm/jdk1.7.0</text:p>
      <text:p text:style-name="Text_20_body"><text:bookmark text:name="line-2-3"/>export PATH=$PATH:$JAVA_HOME/bin</text:p>
      <text:h text:style-name="P107" text:outline-level="2"><text:bookmark-start text:name="__RefHeading___Toc2531_366545802"/><text:span text:style-name="Source_20_Text"><text:span text:style-name="T118">Setting USB Environment Variables</text:span></text:span><text:bookmark-end text:name="__RefHeading___Toc2531_366545802"/></text:h>
      <text:p text:style-name="Text_20_body"><text:span text:style-name="Source_20_Text"/></text:p>
      <text:p text:style-name="Text_20_body"><text:bookmark-start text:name="__RefHeading___Toc2533_366545802"/><text:span text:style-name="Source_20_Text">1. find out what's on ttyUSB:</text:span><text:bookmark-end text:name="__RefHeading___Toc2533_366545802"/></text:p>
      <text:p text:style-name="Text_20_body"><text:span text:style-name="Source_20_Text">dmesg | grep ttyUSB </text:span></text:p>
      <text:p text:style-name="Text_20_body"><text:span text:style-name="Source_20_Text"><text:s/></text:span></text:p>
      <text:p text:style-name="Text_20_body">2. list all attributes of the device:</text:p>
      <text:p text:style-name="Text_20_body"><text:span text:style-name="Source_20_Text">udevadm info --name=/dev/ttyUSBx –attribute-walk</text:span></text:p>
      <text:p text:style-name="Text_20_body"><text:span text:style-name="Source_20_Text"/></text:p>
      <text:p text:style-name="Text_20_body"><text:soft-page-break/>(with your device number(s) instead of x, of course). Pick out a unique identifier set, eg idVendor + idProduct. You may also need SerialNumber if you have more than one device with the same idVendor and idProduct. SerialNumbers ought to be unique for each device.</text:p>
      <text:p text:style-name="Text_20_body"/>
      <text:p text:style-name="Text_20_body">ID_VENDOR=Silicon_Labs</text:p>
      <text:p text:style-name="Text_20_body">ID_VENDOR_ID=10c4</text:p>
      <text:p text:style-name="Text_20_body">ID_MODEL_ID=ea60</text:p>
      <text:p text:style-name="Text_20_body"/>
      <text:p text:style-name="Text_20_body">3. Create a file <text:span text:style-name="Source_20_Text">/etc/udev/rules.d/99-usb-serial.rules</text:span> with something like this line in it:</text:p>
      <text:p text:style-name="Text_20_body"/>
      <text:p text:style-name="Text_20_body"><text:span text:style-name="Source_20_Text">SUBSYSTEM=="tty", ATTRS{idVendor}=="1234", ATTRS{idProduct}=="5678", SYMLINK+="your_device_name" </text:span></text:p>
      <text:p text:style-name="Text_20_body"/>
      <text:p text:style-name="Text_20_body">(assuming you don't need a serial number there, and of course with the numbers for idVendor and idProduct that you found in step 2.</text:p>
      <text:p text:style-name="Text_20_body"><text:line-break/>4. Load the new rule:</text:p>
      <text:p text:style-name="Text_20_body"><text:span text:style-name="Source_20_Text">sudo udevadm trigger</text:span></text:p>
      <text:p text:style-name="Text_20_body"/>
      <text:p text:style-name="Text_20_body">5. Verify what happened:</text:p>
      <text:p text:style-name="Text_20_body"><text:span text:style-name="Source_20_Text">ls -l /dev/your_device_name <text:s/></text:span></text:p>
      <text:p text:style-name="Text_20_body">will show what ttyUSB number the symlink went to. If it's <text:span text:style-name="Source_20_Text">/dev/ttyUSB1</text:span>, then verify who owns that and to which group it belongs:</text:p>
      <text:p text:style-name="Text_20_body"><text:span text:style-name="Source_20_Text">ls -l /dev/ttyUSB1 <text:s text:c="2"/></text:span></text:p>
      <text:p text:style-name="Text_20_body"/>
      <text:p text:style-name="Text_20_body">Then just for the fun of it:</text:p>
      <text:p text:style-name="Text_20_body"><text:span text:style-name="Source_20_Text">udevadm test -a -p <text:s/>$(udevadm info -q path -n /dev/your_device_name)</text:span></text:p>
      <text:p text:style-name="Text_20_body"><text:span text:style-name="Source_20_Text"/></text:p>
      <text:p text:style-name="Text_20_body"><text:span text:style-name="Source_20_Text">symlink for our bot : <text:s/>uart_bridge</text:span></text:p>
      <text:p text:style-name="Text_20_body"><text:span text:style-name="Source_20_Text"/></text:p>
      <text:p text:style-name="P4"><text:soft-page-break/><text:span text:style-name="Source_20_Text"><text:span text:style-name="T49"/></text:span></text:p>
      <text:h text:style-name="Heading_20_2" text:outline-level="2"><text:bookmark-start text:name="__RefHeading___Toc2481_366545802"/><text:span text:style-name="Source_20_Text"><text:span text:style-name="T118">Flip the Camera Image:</text:span></text:span><text:bookmark-end text:name="__RefHeading___Toc2481_366545802"/></text:h>
      <text:p text:style-name="P12"><text:span text:style-name="Source_20_Text"><text:span text:style-name="T102">1. set flipMethod to 0 in the file utils/camera/gstCamera.cpp: <text:s/></text:span></text:span><text:span text:style-name="Source_20_Text"><text:span text:style-name="T103">line 416</text:span></text:span></text:p>
      <text:p text:style-name="P20">#if NV_TENSORRT_MAJOR &gt; 1 &amp;&amp; NV_TENSORRT_MAJOR &lt; 5 <text:s text:c="5"/>// if JetPack 3.1-3.3 (different flip-method)</text:p>
      <text:p text:style-name="P17"><text:span text:style-name="T104"><text:s text:c="16"/></text:span><text:span text:style-name="T108">const</text:span><text:span text:style-name="T105"> </text:span><text:span text:style-name="T108">int</text:span><text:span text:style-name="T105"> flipMethod </text:span><text:span text:style-name="T107">=</text:span><text:span text:style-name="T105"> </text:span><text:span text:style-name="T109">0</text:span><text:span text:style-name="T107">;</text:span><text:span text:style-name="T105"> <text:s text:c="38"/></text:span><text:span text:style-name="T110">// Xavier (w/TRT5) camera is mounted inverted</text:span></text:p>
      <text:p text:style-name="P17"><text:span text:style-name="T104"><text:s text:c="8"/></text:span><text:span text:style-name="T110">#else</text:span></text:p>
      <text:p text:style-name="P17"><text:span text:style-name="T104"><text:s text:c="16"/></text:span><text:span text:style-name="T108">const</text:span><text:span text:style-name="T105"> </text:span><text:span text:style-name="T108">int</text:span><text:span text:style-name="T105"> flipMethod </text:span><text:span text:style-name="T107">=</text:span><text:span text:style-name="T105"> </text:span><text:span text:style-name="T109">0</text:span><text:span text:style-name="T107">;</text:span></text:p>
      <text:p text:style-name="P17"><text:span text:style-name="T104"><text:s text:c="8"/></text:span><text:span text:style-name="T110">#endif</text:span></text:p>
      <text:p text:style-name="P15"><text:line-break/><text:line-break/><text:span text:style-name="T64">2. go to:</text:span></text:p>
      <text:p text:style-name="P16"><text:span text:style-name="T104">cd jetson</text:span><text:span text:style-name="T106">-</text:span><text:span text:style-name="T104">inference</text:span><text:span text:style-name="T106">/</text:span><text:span text:style-name="T104">build</text:span></text:p>
      <text:p text:style-name="P18">make clean</text:p>
      <text:p text:style-name="P19">cmake ../</text:p>
      <text:p text:style-name="P18">make</text:p>
      <text:p text:style-name="P18">sudo make install</text:p>
      <text:p text:style-name="P25"><text:span text:style-name="Source_20_Text"><text:span text:style-name="T82"/></text:span></text:p>
      <text:h text:style-name="Heading_20_3" text:outline-level="3"><text:span text:style-name="Source_20_Text"/></text:h>
      <text:h text:style-name="Heading_20_2" text:outline-level="2"><text:bookmark-start text:name="__RefHeading___Toc2483_366545802"/><text:span text:style-name="Source_20_Text"><text:span text:style-name="T125">RP</text:span></text:span><text:span text:style-name="Source_20_Text"><text:span text:style-name="T118">LIDAR Demo </text:span></text:span><text:span text:style-name="Source_20_Text"><text:span text:style-name="T122">using ROS Viz</text:span></text:span><text:bookmark-end text:name="__RefHeading___Toc2483_366545802"/></text:h>
      <text:p text:style-name="P5"><text:span text:style-name="Source_20_Text"><text:span text:style-name="T50"/></text:span></text:p>
      <text:p text:style-name="P5"><text:span text:style-name="Source_20_Text"><text:span text:style-name="T50">cd ~/rplidar</text:span></text:span></text:p>
      <text:p text:style-name="P5"><text:span text:style-name="Source_20_Text"><text:span text:style-name="T42">source devel/setup.bash</text:span></text:span></text:p>
      <text:p text:style-name="P5"><text:span text:style-name="Source_20_Text"><text:span text:style-name="T42">roslaunch rplidar_ros view_rplidar.launch</text:span></text:span></text:p>
      <text:p text:style-name="P5"><text:span text:style-name="Source_20_Text"><text:span text:style-name="T50"/></text:span></text:p>
      <text:h text:style-name="Heading_20_2" text:outline-level="2"><text:bookmark-start text:name="__RefHeading___Toc2485_366545802"/><text:span text:style-name="Source_20_Text"><text:span text:style-name="T118">Install MatPlotLib and SciKit – </text:span></text:span><text:span text:style-name="Source_20_Text"><text:span text:style-name="T123">INCOMPLETE – NOT WORKING</text:span></text:span><text:bookmark-end text:name="__RefHeading___Toc2485_366545802"/></text:h>
      <text:p text:style-name="P6"/>
      <text:p text:style-name="P6"><text:span text:style-name="T83">sudo apt</text:span><text:span text:style-name="T88">-</text:span><text:span text:style-name="T90">get</text:span><text:span text:style-name="T86"> </text:span><text:span text:style-name="T83">update</text:span></text:p>
      <text:p text:style-name="P73"/>
      <text:p text:style-name="P7"><text:span text:style-name="Source_20_Text"><text:span text:style-name="T65">pip3 install --upgrade setuptools</text:span></text:span><text:span text:style-name="Source_20_Text"><text:span text:style-name="T51"><text:line-break/></text:span></text:span><text:span text:style-name="Source_20_Text"><text:span text:style-name="T65">sudo pip3 install -U setuptools</text:span></text:span><text:span text:style-name="Source_20_Text"><text:span text:style-name="T51"><text:line-break/></text:span></text:span><text:span text:style-name="Source_20_Text"><text:span text:style-name="T65">sudo apt-get install libpcap-dev libpq-dev</text:span></text:span><text:span text:style-name="Source_20_Text"><text:span text:style-name="T51"><text:line-break/></text:span></text:span><text:span text:style-name="Source_20_Text"><text:span text:style-name="T65">sudo pip3 install cython</text:span></text:span><text:span text:style-name="Source_20_Text"><text:span text:style-name="T51"><text:line-break/></text:span></text:span></text:p>
      <text:p text:style-name="P63"><text:span text:style-name="Source_20_Text"><text:span text:style-name="T84">sudo apt</text:span></text:span><text:span text:style-name="Source_20_Text"><text:span text:style-name="T89">-</text:span></text:span><text:span text:style-name="Source_20_Text"><text:span text:style-name="T91">get</text:span></text:span><text:span text:style-name="Source_20_Text"><text:span text:style-name="T84"> update</text:span></text:span></text:p>
      <text:p text:style-name="P63"><text:soft-page-break/><text:span text:style-name="T83">sudo apt</text:span><text:span text:style-name="T88">-</text:span><text:span text:style-name="T90">get</text:span><text:span text:style-name="T83"> install </text:span><text:span text:style-name="T88">-</text:span><text:span text:style-name="T83">y build</text:span><text:span text:style-name="T88">-</text:span><text:span text:style-name="T83">essential libatlas</text:span><text:span text:style-name="T88">-</text:span><text:span text:style-name="T90">base</text:span><text:span text:style-name="T88">-</text:span><text:span text:style-name="T83">dev</text:span></text:p>
      <text:p text:style-name="P8"><text:span text:style-name="Source_20_Text"><text:span text:style-name="T84">sudo apt</text:span></text:span><text:span text:style-name="Source_20_Text"><text:span text:style-name="T89">-</text:span></text:span><text:span text:style-name="Source_20_Text"><text:span text:style-name="T91">get</text:span></text:span><text:span text:style-name="Source_20_Text"><text:span text:style-name="T87"> </text:span></text:span><text:span text:style-name="Source_20_Text"><text:span text:style-name="T84">install gfortran</text:span></text:span><text:span text:style-name="Source_20_Text"><text:span text:style-name="T51"><text:line-break/><text:line-break/></text:span></text:span></text:p>
      <text:p text:style-name="P8"><text:span text:style-name="Source_20_Text"><text:span text:style-name="T51">sudo pip3 install -U scikit-learn</text:span></text:span></text:p>
      <text:p text:style-name="P8"><text:span text:style-name="Source_20_Text"><text:span text:style-name="T51"><text:line-break/></text:span></text:span><text:span text:style-name="Source_20_Text"><text:span text:style-name="T65">sudo pip3 install git+</text:span></text:span><text:a xlink:type="simple" xlink:href="https://github.com/scikit-learn/scikit-learn.git" text:style-name="Internet_20_link" text:visited-style-name="Visited_20_Internet_20_Link"><text:span text:style-name="Source_20_Text">https://github.com/scikit-learn/scikit-learn.git</text:span></text:a></text:p>
      <text:p text:style-name="P7"><text:span text:style-name="Source_20_Text"><text:span text:style-name="T72">python </text:span></text:span><text:span text:style-name="Source_20_Text"><text:span text:style-name="T92">-</text:span></text:span><text:span text:style-name="Source_20_Text"><text:span text:style-name="T72">m pip install </text:span></text:span><text:span text:style-name="Source_20_Text"><text:span text:style-name="T92">--</text:span></text:span><text:span text:style-name="Source_20_Text"><text:span text:style-name="T72">user numpy scipy matplotlib</text:span></text:span></text:p>
      <text:p text:style-name="P7"><text:span text:style-name="Source_20_Text"><text:span text:style-name="T66"/></text:span></text:p>
      <text:h text:style-name="Heading_20_2" text:outline-level="2"><text:bookmark-start text:name="__RefHeading___Toc2487_366545802"/><text:span text:style-name="Source_20_Text"><text:span text:style-name="T118">ROS Deep Learning – Dusty </text:span></text:span><text:span text:style-name="Source_20_Text"><text:span text:style-name="T124">nv</text:span></text:span><text:span text:style-name="Source_20_Text"><text:span text:style-name="T118"> – </text:span></text:span><text:span text:style-name="Source_20_Text"><text:span text:style-name="T124">N</text:span></text:span><text:span text:style-name="Source_20_Text"><text:span text:style-name="T118">vidia</text:span></text:span><text:bookmark-end text:name="__RefHeading___Toc2487_366545802"/></text:h>
      <text:p text:style-name="P9"><text:span text:style-name="Source_20_Text"><text:span text:style-name="T67"/></text:span></text:p>
      <text:p text:style-name="P9"><text:span text:style-name="Source_20_Text"><text:span text:style-name="T67">used melodic</text:span></text:span></text:p>
      <text:p text:style-name="P9"><text:span text:style-name="Source_20_Text"><text:span text:style-name="T67"/></text:span></text:p>
      <text:p text:style-name="P9"><text:a xlink:type="simple" xlink:href="https://github.com/dusty-nv/ros_deep_learning" text:style-name="Internet_20_link" text:visited-style-name="Visited_20_Internet_20_Link"><text:span text:style-name="Source_20_Text"><text:span text:style-name="T67">https://github.com/dusty-nv/ros_deep_learning</text:span></text:span></text:a></text:p>
      <text:p text:style-name="P9"><text:span text:style-name="Source_20_Text"><text:span text:style-name="T67"/></text:span></text:p>
      <text:p text:style-name="P9"><text:span text:style-name="Source_20_Text"><text:span text:style-name="T6">$ sudo apt-get install ros-melodic-image-transport</text:span></text:span></text:p>
      <text:p text:style-name="P27">$ sudo apt-get install ros-melodic-image-publisher</text:p>
      <text:p text:style-name="P27">$ sudo apt-get install ros-melodic-vision-msgs</text:p>
      <text:p text:style-name="P9"><text:span text:style-name="Source_20_Text"><text:span text:style-name="T67"/></text:span></text:p>
      <text:p text:style-name="P9"><text:span text:style-name="Source_20_Text"><text:span text:style-name="T24">Then, create a Catkin workspace (</text:span></text:span><text:span text:style-name="Source_20_Text"><text:span text:style-name="T6">~/catkin_ws</text:span></text:span><text:span text:style-name="Source_20_Text"><text:span text:style-name="T24">) using these steps:</text:span></text:span><text:span text:style-name="Source_20_Text"><text:span text:style-name="T67"><text:line-break/></text:span></text:span><text:a xlink:type="simple" xlink:href="http://wiki.ros.org/ROS/Tutorials/InstallingandConfiguringROSEnvironment#Create_a_ROS_Workspace" text:style-name="Internet_20_link" text:visited-style-name="Visited_20_Internet_20_Link"><text:span text:style-name="Source_20_Text"><text:span text:style-name="T27">http://wiki.ros.org/ROS/Tutorials/InstallingandConfiguringROSEnvironment#Create_a_ROS_Workspace</text:span></text:span></text:a></text:p>
      <text:p text:style-name="P9"><text:span text:style-name="Source_20_Text"><text:span text:style-name="T67"/></text:span></text:p>
      <text:p text:style-name="P9"><text:span text:style-name="Source_20_Text"><text:span text:style-name="T6">$ </text:span></text:span><text:span text:style-name="Source_20_Text"><text:span text:style-name="T31">cd</text:span></text:span><text:span text:style-name="Source_20_Text"><text:span text:style-name="T6"> </text:span></text:span><text:span text:style-name="Source_20_Text"><text:span text:style-name="T93">~</text:span></text:span><text:span text:style-name="Source_20_Text"><text:span text:style-name="T6">/</text:span></text:span><text:span text:style-name="Source_20_Text"><text:span text:style-name="T7">bot_</text:span></text:span><text:span text:style-name="Source_20_Text"><text:span text:style-name="T6">catkin_ws/src</text:span></text:span></text:p>
      <text:p text:style-name="P27">$ git clone https://github.com/dusty-nv/ros_deep_learning</text:p>
      <text:p text:style-name="P27">$ <text:span text:style-name="T1">cd</text:span> ../</text:p>
      <text:p text:style-name="P27">$ catkin_make</text:p>
      <text:p text:style-name="P9"><text:span text:style-name="Source_20_Text"><text:span text:style-name="T67"/></text:span></text:p>
      <text:p text:style-name="P10"><text:span text:style-name="Source_20_Text"><text:span text:style-name="T68">note: if you do this after the </text:span></text:span><text:span text:style-name="Source_20_Text"><text:span text:style-name="T70">rplidar</text:span></text:span><text:span text:style-name="Source_20_Text"><text:span text:style-name="T68"> </text:span></text:span><text:span text:style-name="Source_20_Text"><text:span text:style-name="T70">installation</text:span></text:span><text:span text:style-name="Source_20_Text"><text:span text:style-name="T68">, it will see both cmake files and do them both.</text:span></text:span></text:p>
      <text:p text:style-name="P10"><text:bookmark-start text:name="__RefHeading___Toc2489_366545802"/><text:bookmark-end text:name="__RefHeading___Toc2489_366545802"/><text:span text:style-name="Source_20_Text"><text:span text:style-name="T118"/></text:span></text:p>
      <text:h text:style-name="Heading_20_3" text:outline-level="3"><text:bookmark-start text:name="__RefHeading___Toc2491_366545802"/><text:span text:style-name="Source_20_Text"><text:span text:style-name="T118">Testing</text:span></text:span><text:bookmark-end text:name="__RefHeading___Toc2491_366545802"/></text:h>
      <text:p text:style-name="P23"><text:span text:style-name="T23">Before proceeding, make sure that </text:span><text:span text:style-name="Source_20_Text"><text:span text:style-name="T4">roscore</text:span></text:span><text:span text:style-name="T23"> is running first:</text:span></text:p>
      <text:p text:style-name="P21">$ roscore</text:p>
      <text:h text:style-name="P106" text:outline-level="3"><text:bookmark text:name="user-content-imagenet-node"/><text:bookmark-start text:name="__RefHeading___Toc2493_366545802"/><text:soft-page-break/>imageNet Node<text:bookmark-end text:name="__RefHeading___Toc2493_366545802"/></text:h>
      <text:p text:style-name="P23"><text:span text:style-name="T23">First, to stream some image data for the inferencing node to process, open another terminal and start an </text:span><text:a xlink:type="simple" xlink:href="http://wiki.ros.org/image_publisher" text:style-name="Internet_20_link" text:visited-style-name="Visited_20_Internet_20_Link"><text:span text:style-name="Source_20_Text"><text:span text:style-name="T28">image_publisher</text:span></text:span></text:a><text:span text:style-name="T23">, which loads a specified image from disk. We tell it to load one of the test images that come with jetson-inference, but you can substitute your own images here as well:</text:span></text:p>
      <text:p text:style-name="P21">$ rosrun image_publisher image_publisher __name:=image_publisher <text:span text:style-name="T112">~</text:span>/jetson-inference/data/images/orange_0.jpg</text:p>
      <text:p text:style-name="P23"><text:span text:style-name="T23">Next, open a new terminal, overlay your Catkin workspace, and start the </text:span><text:a xlink:type="simple" xlink:href="https://github.com/dusty-nv/ros_deep_learning/blob/master/src/node_imagenet.cpp" text:style-name="Internet_20_link" text:visited-style-name="Visited_20_Internet_20_Link"><text:span text:style-name="Source_20_Text"><text:span text:style-name="T28">imagenet</text:span></text:span></text:a><text:span text:style-name="T23"> node:</text:span></text:p>
      <text:p text:style-name="P21">$ <text:span text:style-name="T1">source</text:span> <text:span text:style-name="T112">~</text:span>/catkin_ws/devel/setup.bash</text:p>
      <text:p text:style-name="P27">$ rosrun ros_deep_learning imagenet /imagenet/image_in:=/image_publisher/image_raw _model_name:=googlenet</text:p>
      <text:p text:style-name="P23"><text:span text:style-name="T23">Here, we remap imagenet's </text:span><text:span text:style-name="Source_20_Text"><text:span text:style-name="T4">image_in</text:span></text:span><text:span text:style-name="T23"> input topic to the output of the </text:span><text:span text:style-name="Source_20_Text"><text:span text:style-name="T4">image_publisher</text:span></text:span><text:span text:style-name="T23">, and tell it to load the GoogleNet model using the node's </text:span><text:span text:style-name="Source_20_Text"><text:span text:style-name="T4">model_name</text:span></text:span><text:span text:style-name="T23"> parameter. See </text:span><text:a xlink:type="simple" xlink:href="https://github.com/dusty-nv/jetson-inference/blob/master/docs/imagenet-console-2.md#downloading-other-classification-models" text:style-name="Internet_20_link" text:visited-style-name="Visited_20_Internet_20_Link"><text:span text:style-name="T26">this table</text:span></text:a><text:span text:style-name="T23"> for other classification models that you can download and substitute for </text:span><text:span text:style-name="Source_20_Text"><text:span text:style-name="T4">model_name</text:span></text:span><text:span text:style-name="T23">.</text:span></text:p>
      <text:p text:style-name="P23"><text:span text:style-name="T23">In another terminal, you should be able to verify the </text:span><text:a xlink:type="simple" xlink:href="http://docs.ros.org/melodic/api/vision_msgs/html/msg/Classification2D.html" text:style-name="Internet_20_link" text:visited-style-name="Visited_20_Internet_20_Link"><text:span text:style-name="Source_20_Text"><text:span text:style-name="T28">vision_msgs/Classification2D</text:span></text:span></text:a><text:span text:style-name="T23"> message output of the node, which is published to the </text:span><text:span text:style-name="Source_20_Text"><text:span text:style-name="T4">imagenet/classification</text:span></text:span><text:span text:style-name="T23"> topic:</text:span></text:p>
      <text:p text:style-name="P21">$ rostopic <text:span text:style-name="T1">echo</text:span> /imagenet/classification</text:p>
      <text:h text:style-name="P106" text:outline-level="3"><text:bookmark text:name="user-content-detectnet-node"/><text:bookmark-start text:name="__RefHeading___Toc2495_366545802"/>detectNet Node<text:bookmark-end text:name="__RefHeading___Toc2495_366545802"/></text:h>
      <text:p text:style-name="P23"><text:span text:style-name="T23">Kill the other nodes you launched above, and start publishing a new image with people in it for the </text:span><text:a xlink:type="simple" xlink:href="https://github.com/dusty-nv/ros_deep_learning/blob/master/src/node_detectnet.cpp" text:style-name="Internet_20_link" text:visited-style-name="Visited_20_Internet_20_Link"><text:span text:style-name="Source_20_Text"><text:span text:style-name="T28">detectnet</text:span></text:span></text:a><text:span text:style-name="T23"> node to process:</text:span></text:p>
      <text:p text:style-name="P21">$ rosrun image_publisher image_publisher __name:=image_publisher <text:span text:style-name="T112">~</text:span>/jetson-inference/data/images/peds-004.jpg </text:p>
      <text:p text:style-name="P27">$ rosrun ros_deep_learning detectnet /detectnet/image_in:=/image_publisher/image_raw _model_name:=pednet</text:p>
      <text:p text:style-name="P24"><text:span text:style-name="T23">See </text:span><text:a xlink:type="simple" xlink:href="https://github.com/dusty-nv/jetson-inference/blob/master/docs/detectnet-console-2.md#pre-trained-detection-models-available" text:style-name="Internet_20_link" text:visited-style-name="Visited_20_Internet_20_Link"><text:span text:style-name="T26">this table</text:span></text:a><text:span text:style-name="T23"> for the built-in detection models available. Here's an example of launching with the model that detects dogs:</text:span></text:p>
      <text:p text:style-name="P21">$ rosrun image_publisher image_publisher __name:=image_publisher <text:span text:style-name="T112">~</text:span>/jetson-inference/data/images/dog_0.jpg</text:p>
      <text:p text:style-name="P27">$ rosrun ros_deep_learning detectnet /detectnet/image_in:=/image_publisher/image_raw _model_name:=coco-dog</text:p>
      <text:p text:style-name="P23"><text:span text:style-name="T23">To inspect the </text:span><text:a xlink:type="simple" xlink:href="http://docs.ros.org/melodic/api/vision_msgs/html/msg/Detection2DArray.html" text:style-name="Internet_20_link" text:visited-style-name="Visited_20_Internet_20_Link"><text:span text:style-name="Source_20_Text"><text:span text:style-name="T28">vision_msgs/Detection2DArray</text:span></text:span></text:a><text:span text:style-name="T23"> message output of the node, subscribe to the </text:span><text:span text:style-name="Source_20_Text"><text:span text:style-name="T4">detectnet/detections</text:span></text:span><text:span text:style-name="T23"> topic:</text:span></text:p>
      <text:p text:style-name="P21">$ rostopic <text:span text:style-name="T1">echo</text:span> /detectnet/detections</text:p>
      <text:p text:style-name="P10"><text:span text:style-name="Source_20_Text"><text:span text:style-name="T68"/></text:span></text:p>
      <text:p text:style-name="P10"><text:span text:style-name="Source_20_Text"><text:span text:style-name="T68"/></text:span></text:p>
      <text:h text:style-name="Heading_20_2" text:outline-level="2"><text:bookmark-start text:name="__RefHeading___Toc2497_366545802"/><text:soft-page-break/><text:span text:style-name="Source_20_Text"><text:span text:style-name="T118">Resizing the OpenGL Window</text:span></text:span><text:bookmark-end text:name="__RefHeading___Toc2497_366545802"/></text:h>
      <text:p text:style-name="P11"><text:span text:style-name="Source_20_Text"><text:span text:style-name="T71">This functionality is not yet implemented in the jetson.utils</text:span></text:span></text:p>
      <text:p text:style-name="P95"><text:span text:style-name="Source_20_Text"><text:span text:style-name="T71">In order to change the window size I edited:</text:span></text:span></text:p>
      <text:p text:style-name="P95"><text:span text:style-name="Source_20_Text"><text:span text:style-name="T71"/></text:span></text:p>
      <text:p text:style-name="P95"><text:span text:style-name="Source_20_Text"><text:span text:style-name="T73">/home/autobot/gis_bot/jetson-inference/utils/display/glDisplay.cpp</text:span></text:span></text:p>
      <text:p text:style-name="P11"><text:span text:style-name="Source_20_Text"><text:span text:style-name="T69">starting at line 155:</text:span></text:span></text:p>
      <text:p text:style-name="P11"><text:span text:style-name="Source_20_Text"><text:span text:style-name="T69"/></text:span></text:p>
      <text:p text:style-name="Code_20_-_20_program"><text:span text:style-name="Source_20_Text"><text:tab/></text:span><text:span text:style-name="Source_20_Text"><text:span text:style-name="T133">// Uncomment to use the Display size instead of Custom (ie. Camera) Size</text:span></text:span></text:p>
      <text:p text:style-name="Code_20_-_20_program"><text:span text:style-name="Source_20_Text"><text:span text:style-name="T133"><text:tab/>// const int screenWidth = DisplayWidth(mDisplayX, screenIdx);</text:span></text:span></text:p>
      <text:p text:style-name="Code_20_-_20_program"><text:span text:style-name="Source_20_Text"><text:span text:style-name="T133"><text:tab/>// const int screenHeight = DisplayHeight(mDisplayX, screenIdx);</text:span></text:span></text:p>
      <text:p text:style-name="Code_20_-_20_program"><text:span text:style-name="Source_20_Text"><text:span text:style-name="T133"/></text:span></text:p>
      <text:p text:style-name="Code_20_-_20_program"><text:span text:style-name="Source_20_Text"><text:span text:style-name="T133"><text:tab/>// Comment out the below two lines if using the above code<text:tab/></text:span></text:span></text:p>
      <text:p text:style-name="Code_20_-_20_program"><text:span text:style-name="Source_20_Text"><text:span text:style-name="T133"><text:tab/>const int screenWidth = 1300;</text:span></text:span></text:p>
      <text:p text:style-name="Code_20_-_20_program"><text:span text:style-name="Source_20_Text"><text:span text:style-name="T133"><text:tab/>const int screenHeight = 750;</text:span></text:span></text:p>
      <text:p text:style-name="P11"><text:span text:style-name="Source_20_Text"><text:span text:style-name="T69"/></text:span></text:p>
      <text:p text:style-name="P11"><text:span text:style-name="Source_20_Text"><text:span text:style-name="T69">After editing the code I re-compiled and re-installed jetson-inference</text:span></text:span></text:p>
      <text:p text:style-name="Code_20_-_20_program"><text:span text:style-name="Source_20_Text"><text:span text:style-name="T85"><text:line-break/></text:span></text:span><text:span text:style-name="Source_20_Text">$ cd jetson</text:span><text:span text:style-name="Source_20_Text">-inference/build</text:span></text:p>
      <text:p text:style-name="Code_20_-_20_program">$ make</text:p>
      <text:p text:style-name="Code_20_-_20_program">$ sudo make install</text:p>
      <text:p text:style-name="P39"/>
      <text:h text:style-name="Heading_20_2" text:outline-level="2"><text:bookmark-start text:name="__RefHeading___Toc2499_366545802"/><text:span text:style-name="T137">One Optimum</text:span> Way to Install / <text:span text:style-name="T137">Uninstall</text:span><text:bookmark-end text:name="__RefHeading___Toc2499_366545802"/></text:h>
      <text:p text:style-name="P54">One significant challenge throughout the course of the project was the need to custom compile most of the software packages, and or code snippets. <text:s/>We were constantly presented with multiple authoritative solutions for a given installation. <text:s/>There are multiple “bad habits” that can easily become the norm when attempting to make all the pieces work together.</text:p>
      <text:p text:style-name="P43">Given the unstable nature of a development environment, it is often necessary to uninstall after an incomplete installation. <text:s/>The variety of dependencies, and the need to compile much of the software specifically to this machine means that there will often be dependencies that need to be installed before a given package can be compiled. <text:s/>If a package fails to compile, it can leave files scattered arround the system, making removal of a partial installation very difficult. <text:s/>The following method attempts to mitigate this scattering of files be tracking the installation, making the reversal of the process much easier.</text:p>
      <text:h text:style-name="Heading_20_3" text:outline-level="3"><text:bookmark text:name="Use_CheckInstall_with_auto-apt"/><text:bookmark-start text:name="__RefHeading___Toc2501_366545802"/>Use CheckInstall with auto-apt<text:bookmark-end text:name="__RefHeading___Toc2501_366545802"/></text:h>
      <text:p text:style-name="P61"><text:bookmark text:name="line-52"/><text:span text:style-name="T63">You can use auto-apt when you want to build a simple package from source with checkinstall. You need to have </text:span><text:a xlink:type="simple" xlink:href="https://help.ubuntu.com/community/AutoApt" text:style-name="Internet_20_link" text:visited-style-name="Visited_20_Internet_20_Link"><text:span text:style-name="T94">auto-apt</text:span></text:a><text:span text:style-name="T63"> installed!</text:span><text:bookmark text:name="line-53"/><text:bookmark text:name="line-54"/></text:p>
      <text:p text:style-name="P66">Instead of<text:bookmark text:name="line-55"/><text:bookmark text:name="line-56"/><text:bookmark text:name="line-57"/></text:p>
      <text:p text:style-name="P102"><text:bookmark text:name="line-1-6"/>./configure</text:p>
      <text:p text:style-name="P66"><text:bookmark text:name="line-58"/><text:bookmark text:name="line-59"/>you use:<text:bookmark text:name="line-60"/><text:bookmark text:name="line-61"/><text:bookmark text:name="line-62"/></text:p>
      <text:p text:style-name="P102"><text:bookmark text:name="line-1-7"/><text:soft-page-break/>auto-apt run ./configure</text:p>
      <text:p text:style-name="P66"><text:bookmark text:name="line-63"/><text:bookmark text:name="line-64"/>If the dependencies are available, a dialog box opens and ask you to install them.<text:bookmark text:name="line-65"/><text:bookmark text:name="line-66"/></text:p>
      <text:p text:style-name="P66">The rest remains the same<text:bookmark text:name="line-67"/><text:bookmark text:name="line-68"/><text:bookmark text:name="line-69"/><text:bookmark text:name="line-70"/></text:p>
      <text:p text:style-name="P102"><text:bookmark text:name="line-1-8"/>make</text:p>
      <text:p text:style-name="P102"><text:bookmark text:name="line-2"/>sudo checkinstall</text:p>
      <text:h text:style-name="P105" text:outline-level="3"><text:bookmark-start text:name="__RefHeading___Toc2503_366545802"/><text:span text:style-name="T137">Uninstalling</text:span><text:bookmark-end text:name="__RefHeading___Toc2503_366545802"/></text:h>
      <text:p text:style-name="Text_20_body">The installed package can then also easily be removed via <text:a xlink:type="simple" xlink:href="https://help.ubuntu.com/community/SynapticHowto#head-9a2bcc5a697205e980d6b8b3cac02f799e1bd5f0" text:style-name="Internet_20_link" text:visited-style-name="Visited_20_Internet_20_Link">Synaptic</text:a> <text:bookmark text:name="line-38"/>or via the terminal:<text:bookmark text:name="line-39"/><text:bookmark text:name="line-40"/></text:p>
      <text:p text:style-name="P103"><text:bookmark text:name="line-42"/><text:bookmark text:name="line-41"/><text:bookmark text:name="line-1-4"/>sudo dpkg -r packagename</text:p>
      <text:p text:style-name="P67"><text:bookmark text:name="line-44"/><text:bookmark text:name="line-43"/>Example:<text:bookmark text:name="line-47"/><text:bookmark text:name="line-46"/><text:bookmark text:name="line-45"/></text:p>
      <text:p text:style-name="P103"><text:bookmark text:name="line-1-5"/>sudo dpkg -r pidgin</text:p>
      <text:p text:style-name="P40"/>
      <text:p text:style-name="P65"><text:a xlink:type="simple" xlink:href="https://help.ubuntu.com/community/CheckInstall" text:style-name="Internet_20_link" text:visited-style-name="Visited_20_Internet_20_Link">https://help.ubuntu.com/community/CheckInstal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4in" style:auto-text-indent="false"/>
      <style:text-properties officeooo:rsid="007632b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_20_-_20_program" style:display-name="Code - program" style:family="paragraph" style:parent-style-name="Standard">
      <loext:graphic-properties draw:fill="solid" draw:fill-color="#ecf3fa"/>
      <style:paragraph-properties fo:margin-left="0in" fo:margin-right="0in" fo:margin-top="0in" fo:margin-bottom="0in" loext:contextual-spacing="true" fo:text-indent="0in" style:auto-text-indent="false" fo:background-color="#ecf3fa" style:shadow="none">
        <style:tab-stops/>
      </style:paragraph-properties>
      <style:text-properties style:font-name="Liberation Mono" fo:font-family="'Liberation Mono'" style:font-family-generic="modern" style:font-pitch="fixed"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_20_Error" style:display-name="Code - Error" style:family="paragraph" style:parent-style-name="Standard">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2-08T21:35:11.757650012</dc:date>
    <meta:editing-duration>P2DT12H51S</meta:editing-duration>
    <meta:editing-cycles>49</meta:editing-cycles>
    <meta:generator>LibreOffice/6.0.7.3$Linux_AARCH64 LibreOffice_project/00m0$Build-3</meta:generator>
    <meta:document-statistic meta:table-count="0" meta:image-count="0" meta:object-count="0" meta:page-count="17" meta:paragraph-count="347" meta:word-count="3732" meta:character-count="24402" meta:non-whitespace-character-count="20956"/>
  </office:meta>
</office:document-meta>
</file>